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Segoe UI" svg:font-family="'Segoe UI'" style:font-adornments="Standard" style:font-family-generic="swiss" style:font-pitch="variable"/>
    <style:font-face style:name="Tahoma" svg:font-family="Tahoma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4cm" fo:min-width="12.639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1.145cm" fo:min-width="12.639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0.864cm" fo:min-width="6.05cm"/>
    </style:style>
    <style:style style:name="gr4" style:family="graphic" style:parent-style-name="standard">
      <style:graphic-properties draw:textarea-horizontal-align="justify" draw:textarea-vertical-align="middle" draw:auto-grow-height="false" fo:min-height="0.864cm" fo:min-width="6.1cm"/>
    </style:style>
    <style:style style:name="gr5" style:family="graphic" style:parent-style-name="standard">
      <style:graphic-properties draw:textarea-horizontal-align="justify" draw:textarea-vertical-align="middle" draw:auto-grow-height="false" fo:min-height="1.509cm" fo:min-width="12.51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669cm" fo:min-width="0.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261cm" fo:min-width="7.35cm"/>
    </style:style>
    <style:style style:name="gr9" style:family="graphic" style:parent-style-name="standard">
      <style:graphic-properties draw:stroke="none" svg:stroke-color="#000000" draw:fill="none" draw:fill-color="#ffffff" fo:min-height="1.3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16cm"/>
    </style:style>
    <style:style style:name="gr11" style:family="graphic" style:parent-style-name="standard">
      <style:graphic-properties draw:stroke="none" svg:stroke-color="#000000" draw:fill="none" draw:fill-color="#ffffff" fo:min-height="0.957cm"/>
    </style:style>
    <style:style style:name="gr12" style:family="graphic" style:parent-style-name="standard">
      <style:graphic-properties draw:textarea-horizontal-align="justify" draw:textarea-vertical-align="middle" draw:auto-grow-height="false" fo:min-height="0.538cm" fo:min-width="0.35cm"/>
    </style:style>
    <style:style style:name="gr13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gr15" style:family="graphic" style:parent-style-name="standard">
      <style:graphic-properties draw:stroke="none" svg:stroke-color="#000000" draw:fill="none" draw:fill-color="#ffffff" fo:min-height="1.25cm"/>
    </style:style>
    <style:style style:name="gr16" style:family="graphic" style:parent-style-name="standard">
      <style:graphic-properties draw:textarea-horizontal-align="justify" draw:textarea-vertical-align="middle" draw:auto-grow-height="false" fo:min-height="1.261cm" fo:min-width="7.0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.232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3.482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3.4cm"/>
    </style:style>
    <style:style style:name="gr20" style:family="graphic" style:parent-style-name="standard">
      <style:graphic-properties draw:textarea-horizontal-align="justify" draw:textarea-vertical-align="middle" draw:auto-grow-height="false" fo:min-height="1.45cm" fo:min-width="9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463cm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23" style:family="graphic" style:parent-style-name="standard">
      <style:graphic-properties draw:stroke="none" svg:stroke-color="#000000" draw:fill="none" draw:fill-color="#ffffff" fo:min-height="1.873cm"/>
    </style:style>
    <style:style style:name="gr24" style:family="graphic" style:parent-style-name="standard">
      <style:graphic-properties draw:textarea-horizontal-align="justify" draw:textarea-vertical-align="middle" draw:auto-grow-height="false" fo:min-height="1.45cm" fo:min-width="8.3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094cm" fo:min-width="0.844cm"/>
    </style:style>
    <style:style style:name="gr29" style:family="graphic" style:parent-style-name="standard">
      <style:graphic-properties draw:textarea-horizontal-align="justify" draw:textarea-vertical-align="middle" draw:auto-grow-height="false" fo:min-height="1.55cm" fo:min-width="9.2cm" fo:wrap-option="wrap"/>
    </style:style>
    <style:style style:name="gr30" style:family="graphic" style:parent-style-name="standard">
      <style:graphic-properties draw:textarea-horizontal-align="justify" draw:textarea-vertical-align="middle" draw:auto-grow-height="false" fo:min-height="0.884cm" fo:min-width="6.994cm"/>
    </style:style>
    <style:style style:name="gr31" style:family="graphic" style:parent-style-name="standard">
      <style:graphic-properties draw:stroke="none" svg:stroke-color="#000000" draw:fill="none" draw:fill-color="#ffffff" fo:min-height="4.05cm"/>
    </style:style>
    <style:style style:name="gr32" style:family="graphic" style:parent-style-name="standard">
      <style:graphic-properties draw:textarea-horizontal-align="justify" draw:textarea-vertical-align="middle" draw:auto-grow-height="false" fo:min-height="1.736cm" fo:min-width="7.786cm"/>
    </style:style>
    <style:style style:name="gr33" style:family="graphic" style:parent-style-name="standard">
      <style:graphic-properties draw:textarea-horizontal-align="justify" draw:textarea-vertical-align="middle" draw:auto-grow-height="false" fo:min-height="1.45cm" fo:min-width="8.683cm"/>
    </style:style>
    <style:style style:name="gr34" style:family="graphic" style:parent-style-name="standard">
      <style:graphic-properties draw:textarea-horizontal-align="justify" draw:textarea-vertical-align="middle" draw:auto-grow-height="false" fo:min-height="1.284cm" fo:min-width="6.334cm"/>
    </style:style>
    <style:style style:name="gr35" style:family="graphic" style:parent-style-name="standard">
      <style:graphic-properties draw:textarea-horizontal-align="justify" draw:textarea-vertical-align="middle" draw:auto-grow-height="false" fo:min-height="1.736cm" fo:min-width="10.98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81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1.136cm" fo:min-width="6.174cm"/>
    </style:style>
    <style:style style:name="gr41" style:family="graphic" style:parent-style-name="standard">
      <style:graphic-properties draw:textarea-horizontal-align="justify" draw:textarea-vertical-align="middle" draw:auto-grow-height="false" fo:min-height="2.15cm" fo:min-width="3.4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.8999996185303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font-size="24pt"/>
    </style:style>
    <style:style style:name="T1" style:family="text">
      <style:text-properties fo:font-size="17.899999618530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rehen Kippen" draw:style-name="dp1" draw:master-page-name="Standard">
        <draw:custom-shape draw:style-name="gr1" draw:text-style-name="P2" xml:id="id1" draw:id="id1" draw:layer="layout" svg:width="13.139cm" svg:height="1.394cm" svg:x="32.46cm" svg:y="12.879cm">
          <text:p text:style-name="P1"><text:span text:style-name="T1">Hand schließ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" draw:id="id24" draw:layer="layout" svg:width="13.139cm" svg:height="1.394cm" svg:x="32.46cm" svg:y="8.609cm">
          <text:p text:style-name="P1"><text:span text:style-name="T1">Arm den ersten Würfel hinfah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3.139cm" svg:height="1.395cm" svg:x="32.46cm" svg:y="15.199cm">
          <text:p text:style-name="P1"><text:span text:style-name="T1">Würfel vor sich hinl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3.139cm" svg:height="1.394cm" svg:x="32.46cm" svg:y="17.52cm">
          <text:p text:style-name="P1"><text:span text:style-name="T1">Kippen-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3.139cm" svg:height="1.394cm" svg:x="32.46cm" svg:y="19.84cm">
          <text:p text:style-name="P1"><text:span text:style-name="T1">Hand öff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3.139cm" svg:height="1.395cm" svg:x="32.46cm" svg:y="22.086cm">
          <text:p text:style-name="P1"><text:span text:style-name="T1">Hand zum scannen bew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3.139cm" svg:height="1.394cm" svg:x="32.46cm" svg:y="24.481cm">
          <text:p text:style-name="P1"><text:span text:style-name="T1">sc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13.1cm" svg:height="2.228cm" svg:x="32.46cm" svg:y="27.915cm">
          <text:p text:style-name="P1"><text:span text:style-name="T2">Ist die Farbe richti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13.139cm" svg:height="1.394cm" svg:x="55.46cm" svg:y="33.206cm">
          <text:p text:style-name="P1"><text:span text:style-name="T1">Hand schließ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3.139cm" svg:height="1.394cm" svg:x="55.46cm" svg:y="36.362cm">
          <text:p text:style-name="P1"><text:span text:style-name="T1">Um 90° drehen (Z Achs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3.139cm" svg:height="1.394cm" svg:x="55.46cm" svg:y="30.143cm">
          <text:p text:style-name="P1"><text:span text:style-name="T1">Hand positionieren, um in Z Achse zu dre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3.139cm" svg:height="1.394cm" svg:x="55.46cm" svg:y="39.239cm">
          <text:p text:style-name="P1"><text:span text:style-name="T1">Hand öffn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3.139cm" svg:height="1.394cm" svg:x="55.46cm" svg:y="41.931cm">
          <text:p text:style-name="P1"><text:span text:style-name="T1">Hand positionieren zum Kipp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3.139cm" svg:height="1.394cm" svg:x="55.46cm" svg:y="44.697cm">
          <text:p text:style-name="P1"><text:span text:style-name="T1">Hand schließ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3.139cm" svg:height="1.394cm" svg:x="55.46cm" svg:y="47.314cm">
          <text:p text:style-name="P1"><text:span text:style-name="T1">Kippen-Po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3.139cm" svg:height="1.394cm" svg:x="55.46cm" svg:y="50.006cm">
          <text:p text:style-name="P1"><text:span text:style-name="T1">Hand öffn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3.139cm" svg:height="1.394cm" svg:x="32.46cm" svg:y="56.615cm">
          <text:p text:style-name="P1"><text:span text:style-name="T1">Hand in Position brin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13.139cm" svg:height="1.394cm" svg:x="32.46cm" svg:y="59.288cm">
          <text:p text:style-name="P1"><text:span text:style-name="T1">Hand schließ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13.139cm" svg:height="1.394cm" svg:x="32.46cm" svg:y="61.979cm">
          <text:p text:style-name="P1"><text:span text:style-name="T1">Würfel zurückl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" draw:id="id23" draw:layer="layout" svg:width="13.2cm" svg:height="2.227cm" svg:x="32.46cm" svg:y="66.899cm">
          <text:p text:style-name="P1"><text:span text:style-name="T2">Ist der aktuelle Muster gleich <text:s/>Zielmust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0" draw:id="id20" draw:layer="layout" svg:width="13.2cm" svg:height="1.949cm" svg:x="32.46cm" svg:y="73.72cm">
          <text:p text:style-name="P1">Der aktuelle Muster ist gleich Zielmus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6" draw:id="id16" draw:layer="layout" svg:width="1.4cm" svg:height="1.299cm" svg:x="38.36cm" svg:y="5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39.029cm" svg:y1="14.273cm" svg:x2="39.029cm" svg:y2="15.199cm" draw:start-shape="id1" draw:start-glue-point="2" draw:end-shape="id2" draw:end-glue-point="0" svg:d="M39029 14273v926" svg:viewBox="0 0 1 927">
          <text:p/>
        </draw:connector>
        <draw:connector draw:style-name="gr7" draw:text-style-name="P4" draw:layer="layout" draw:type="line" svg:x1="39.029cm" svg:y1="16.594cm" svg:x2="39.029cm" svg:y2="17.52cm" draw:start-shape="id2" draw:start-glue-point="2" draw:end-shape="id3" draw:end-glue-point="0" svg:d="M39029 16594v926" svg:viewBox="0 0 1 927">
          <text:p/>
        </draw:connector>
        <draw:connector draw:style-name="gr7" draw:text-style-name="P4" draw:layer="layout" draw:type="line" svg:x1="39.029cm" svg:y1="18.914cm" svg:x2="39.029cm" svg:y2="19.84cm" draw:start-shape="id3" draw:start-glue-point="2" draw:end-shape="id4" draw:end-glue-point="0" svg:d="M39029 18914v926" svg:viewBox="0 0 1 927">
          <text:p/>
        </draw:connector>
        <draw:connector draw:style-name="gr7" draw:text-style-name="P4" draw:layer="layout" draw:type="line" svg:x1="39.029cm" svg:y1="21.234cm" svg:x2="39.029cm" svg:y2="22.086cm" draw:start-shape="id4" draw:start-glue-point="2" draw:end-shape="id5" draw:end-glue-point="0" svg:d="M39029 21234v852" svg:viewBox="0 0 1 853">
          <text:p/>
        </draw:connector>
        <draw:connector draw:style-name="gr7" draw:text-style-name="P4" draw:layer="layout" draw:type="line" svg:x1="39.029cm" svg:y1="23.481cm" svg:x2="39.029cm" svg:y2="24.481cm" draw:start-shape="id5" draw:start-glue-point="2" draw:end-shape="id6" draw:end-glue-point="0" svg:d="M39029 23481v1000" svg:viewBox="0 0 1 1001">
          <text:p/>
        </draw:connector>
        <draw:connector draw:style-name="gr7" draw:text-style-name="P4" draw:layer="layout" draw:type="line" svg:x1="39.029cm" svg:y1="25.875cm" svg:x2="39.01cm" svg:y2="27.915cm" draw:start-shape="id6" draw:start-glue-point="2" draw:end-shape="id7" draw:end-glue-point="4" svg:d="M39029 25875l-19 2040" svg:viewBox="0 0 20 2041">
          <text:p/>
        </draw:connector>
        <draw:connector draw:style-name="gr7" draw:text-style-name="P4" draw:layer="layout" svg:x1="45.56cm" svg:y1="29.029cm" svg:x2="62.029cm" svg:y2="30.143cm" draw:start-shape="id7" draw:start-glue-point="7" draw:end-shape="id8" draw:end-glue-point="0" svg:d="M45560 29029h16469v1114" svg:viewBox="0 0 16470 1115">
          <text:p/>
        </draw:connector>
        <draw:connector draw:style-name="gr7" draw:text-style-name="P4" draw:layer="layout" draw:type="line" svg:x1="62.029cm" svg:y1="31.537cm" svg:x2="62.029cm" svg:y2="33.206cm" draw:start-shape="id8" draw:start-glue-point="2" draw:end-shape="id9" draw:end-glue-point="0" svg:d="M62029 31537v1669" svg:viewBox="0 0 1 1670">
          <text:p/>
        </draw:connector>
        <draw:connector draw:style-name="gr7" draw:text-style-name="P4" draw:layer="layout" draw:type="line" svg:x1="62.029cm" svg:y1="34.6cm" svg:x2="62.029cm" svg:y2="36.362cm" draw:start-shape="id9" draw:start-glue-point="2" draw:end-shape="id10" svg:d="M62029 34600v1762" svg:viewBox="0 0 1 1763">
          <text:p/>
        </draw:connector>
        <draw:connector draw:style-name="gr7" draw:text-style-name="P4" draw:layer="layout" draw:type="line" svg:x1="62.029cm" svg:y1="37.756cm" svg:x2="62.029cm" svg:y2="39.239cm" draw:start-shape="id10" draw:start-glue-point="2" draw:end-shape="id11" draw:end-glue-point="0" svg:d="M62029 37756v1483" svg:viewBox="0 0 1 1484">
          <text:p/>
        </draw:connector>
        <draw:connector draw:style-name="gr7" draw:text-style-name="P4" draw:layer="layout" draw:type="line" svg:x1="62.029cm" svg:y1="40.633cm" svg:x2="62.029cm" svg:y2="41.931cm" draw:start-shape="id11" draw:start-glue-point="2" draw:end-shape="id12" draw:end-glue-point="0" svg:d="M62029 40633v1298" svg:viewBox="0 0 1 1299">
          <text:p/>
        </draw:connector>
        <draw:connector draw:style-name="gr7" draw:text-style-name="P4" draw:layer="layout" draw:type="line" svg:x1="62.029cm" svg:y1="43.325cm" svg:x2="62.029cm" svg:y2="44.697cm" draw:start-shape="id12" draw:start-glue-point="2" draw:end-shape="id13" draw:end-glue-point="0" svg:d="M62029 43325v1372" svg:viewBox="0 0 1 1373">
          <text:p/>
        </draw:connector>
        <draw:connector draw:style-name="gr7" draw:text-style-name="P4" draw:layer="layout" draw:type="line" svg:x1="62.029cm" svg:y1="46.091cm" svg:x2="62.029cm" svg:y2="47.314cm" draw:start-shape="id13" draw:start-glue-point="2" draw:end-shape="id14" draw:end-glue-point="0" svg:d="M62029 46091v1223" svg:viewBox="0 0 1 1224">
          <text:p/>
        </draw:connector>
        <draw:connector draw:style-name="gr7" draw:text-style-name="P4" draw:layer="layout" draw:type="line" svg:x1="62.029cm" svg:y1="48.708cm" svg:x2="62.029cm" svg:y2="50.006cm" draw:start-shape="id14" draw:start-glue-point="2" draw:end-shape="id15" draw:end-glue-point="0" svg:d="M62029 48708v1298" svg:viewBox="0 0 1 1299">
          <text:p/>
        </draw:connector>
        <draw:connector draw:style-name="gr7" draw:text-style-name="P4" draw:layer="layout" draw:type="line" svg:x1="39.01cm" svg:y1="30.143cm" svg:x2="39.06cm" svg:y2="54.387cm" draw:start-shape="id7" draw:start-glue-point="6" draw:end-shape="id16" draw:end-glue-point="4" svg:d="M39010 30143l50 24244" svg:viewBox="0 0 51 24245">
          <text:p/>
        </draw:connector>
        <draw:connector draw:style-name="gr7" draw:text-style-name="P4" draw:layer="layout" draw:type="line" svg:x1="39.06cm" svg:y1="55.686cm" svg:x2="39.029cm" svg:y2="56.615cm" draw:start-shape="id16" draw:start-glue-point="8" draw:end-shape="id17" draw:end-glue-point="0" svg:d="M39060 55686l-31 929" svg:viewBox="0 0 32 930">
          <text:p/>
        </draw:connector>
        <draw:connector draw:style-name="gr7" draw:text-style-name="P4" draw:layer="layout" svg:x1="62.029cm" svg:y1="51.4cm" svg:x2="39.76cm" svg:y2="55.037cm" draw:start-shape="id15" draw:start-glue-point="2" draw:end-shape="id16" draw:end-glue-point="10" svg:d="M62029 51400v3637h-22269" svg:viewBox="0 0 22270 3638">
          <text:p/>
        </draw:connector>
        <draw:connector draw:style-name="gr7" draw:text-style-name="P4" draw:layer="layout" draw:type="line" svg:x1="39.029cm" svg:y1="58.009cm" svg:x2="39.029cm" svg:y2="59.288cm" draw:start-shape="id17" draw:start-glue-point="2" draw:end-shape="id18" draw:end-glue-point="0" svg:d="M39029 58009v1279" svg:viewBox="0 0 1 1280">
          <text:p/>
        </draw:connector>
        <draw:connector draw:style-name="gr7" draw:text-style-name="P4" draw:layer="layout" draw:type="line" svg:x1="39.029cm" svg:y1="60.682cm" svg:x2="39.029cm" svg:y2="61.979cm" draw:start-shape="id18" draw:start-glue-point="2" draw:end-shape="id19" draw:end-glue-point="0" svg:d="M39029 60682v1297" svg:viewBox="0 0 1 1298">
          <text:p/>
        </draw:connector>
        <draw:custom-shape draw:style-name="gr8" draw:text-style-name="P2" xml:id="id21" draw:id="id21" draw:layer="layout" svg:width="8.012cm" svg:height="1.673cm" svg:x="35.06cm" svg:y="76.92cm">
          <text:p text:style-name="P1"><text:span text:style-name="T1">En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39.06cm" svg:y1="75.669cm" svg:x2="39.066cm" svg:y2="76.92cm" draw:start-shape="id20" draw:start-glue-point="2" draw:end-shape="id21" svg:d="M39060 75669l6 1251" svg:viewBox="0 0 7 1252">
          <text:p/>
        </draw:connector>
        <draw:frame draw:style-name="gr9" draw:text-style-name="P5" draw:layer="layout" svg:width="3.4cm" svg:height="1.578cm" svg:x="29.56cm" svg:y="66.824cm">
          <draw:text-box>
            <text:p>nein</text:p>
          </draw:text-box>
        </draw:frame>
        <draw:frame draw:style-name="gr10" draw:text-style-name="P5" draw:layer="layout" svg:width="1.116cm" svg:height="1.187cm" svg:x="39.96cm" svg:y="69.702cm">
          <draw:text-box>
            <text:p>ja</text:p>
          </draw:text-box>
        </draw:frame>
        <draw:frame draw:style-name="gr11" draw:text-style-name="P5" draw:layer="layout" svg:width="2.6cm" svg:height="1.207cm" svg:x="46.46cm" svg:y="27.655cm">
          <draw:text-box>
            <text:p>nein</text:p>
          </draw:text-box>
        </draw:frame>
        <draw:frame draw:style-name="gr10" draw:text-style-name="P5" draw:layer="layout" svg:width="1.116cm" svg:height="1.187cm" svg:x="40.06cm" svg:y="31.461cm">
          <draw:text-box>
            <text:p>ja</text:p>
          </draw:text-box>
        </draw:frame>
        <draw:custom-shape draw:style-name="gr1" draw:text-style-name="P2" xml:id="id22" draw:id="id22" draw:layer="layout" svg:width="13.139cm" svg:height="1.394cm" svg:x="32.46cm" svg:y="64.411cm">
          <text:p text:style-name="P1"><text:span text:style-name="T1">Hand öff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39.029cm" svg:y1="63.373cm" svg:x2="39.029cm" svg:y2="64.411cm" draw:start-shape="id19" draw:start-glue-point="2" draw:end-shape="id22" draw:end-glue-point="0" svg:d="M39029 63373v1038" svg:viewBox="0 0 1 1039">
          <text:p/>
        </draw:connector>
        <draw:connector draw:style-name="gr7" draw:text-style-name="P4" draw:layer="layout" draw:type="line" svg:x1="39.029cm" svg:y1="65.805cm" svg:x2="39.06cm" svg:y2="66.899cm" draw:start-shape="id22" draw:start-glue-point="2" draw:end-shape="id23" draw:end-glue-point="4" svg:d="M39029 65805l31 1094" svg:viewBox="0 0 32 1095">
          <text:p/>
        </draw:connector>
        <draw:custom-shape draw:style-name="gr12" draw:text-style-name="P1" xml:id="id25" draw:id="id25" draw:layer="layout" svg:width="1.2cm" svg:height="1.114cm" svg:x="38.46cm" svg:y="1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39.029cm" svg:y1="10.003cm" svg:x2="39.06cm" svg:y2="10.948cm" draw:start-shape="id24" draw:start-glue-point="2" draw:end-shape="id25" draw:end-glue-point="4" svg:d="M39029 10003l31 945" svg:viewBox="0 0 32 946">
          <text:p/>
        </draw:connector>
        <draw:connector draw:style-name="gr7" draw:text-style-name="P4" draw:layer="layout" draw:type="line" svg:x1="39.06cm" svg:y1="12.062cm" svg:x2="39.029cm" svg:y2="12.879cm" draw:start-shape="id25" draw:start-glue-point="8" draw:end-shape="id1" draw:end-glue-point="0" svg:d="M39060 12062l-31 817" svg:viewBox="0 0 32 818">
          <text:p/>
        </draw:connector>
        <draw:custom-shape draw:style-name="gr1" draw:text-style-name="P2" xml:id="id26" draw:id="id26" draw:layer="layout" svg:width="13.139cm" svg:height="1.394cm" svg:x="13.26cm" svg:y="28.305cm">
          <text:p text:style-name="P1"><text:span text:style-name="T1">Arm den nächsten Würfel hinfahre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2.46cm" svg:y1="68.013cm" svg:x2="19.829cm" svg:y2="29.699cm" draw:start-shape="id23" draw:start-glue-point="5" draw:end-shape="id26" draw:end-glue-point="2" svg:d="M32460 68013h-12631v-38314" svg:viewBox="0 0 12632 38315">
          <text:p/>
        </draw:connector>
        <draw:connector draw:style-name="gr7" draw:text-style-name="P4" draw:layer="layout" svg:x1="19.829cm" svg:y1="28.305cm" svg:x2="38.46cm" svg:y2="11.505cm" draw:start-shape="id26" draw:start-glue-point="0" draw:end-shape="id25" draw:end-glue-point="6" svg:d="M19829 28305v-16800h18631" svg:viewBox="0 0 18632 16801">
          <text:p/>
        </draw:connector>
        <draw:custom-shape draw:style-name="gr1" draw:text-style-name="P2" xml:id="id27" draw:id="id27" draw:layer="layout" svg:width="13.139cm" svg:height="1.394cm" svg:x="32.46cm" svg:y="69.793cm">
          <text:p text:style-name="P1"><text:span text:style-name="T1">Arm nach Ausgangsposition geh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39.06cm" svg:y1="69.126cm" svg:x2="39.029cm" svg:y2="69.793cm" draw:start-shape="id23" draw:start-glue-point="6" draw:end-shape="id27" draw:end-glue-point="0" svg:d="M39060 69126l-31 667" svg:viewBox="0 0 32 668">
          <text:p/>
        </draw:connector>
        <draw:custom-shape draw:style-name="gr13" draw:text-style-name="P1" xml:id="id28" draw:id="id28" draw:layer="layout" svg:width="1.4cm" svg:height="1.4cm" svg:x="38.36cm" svg:y="71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39.029cm" svg:y1="71.187cm" svg:x2="39.06cm" svg:y2="71.82cm" draw:start-shape="id27" draw:start-glue-point="2" draw:end-shape="id28" draw:end-glue-point="4" svg:d="M39029 71187l31 633" svg:viewBox="0 0 32 634">
          <text:p/>
        </draw:connector>
        <draw:connector draw:style-name="gr7" draw:text-style-name="P4" draw:layer="layout" draw:type="line" svg:x1="39.06cm" svg:y1="73.22cm" svg:x2="39.06cm" svg:y2="73.72cm" draw:start-shape="id28" draw:start-glue-point="8" draw:end-shape="id20" draw:end-glue-point="0" svg:d="M39060 73220v500" svg:viewBox="0 0 1 501">
          <text:p/>
        </draw:connector>
        <draw:frame draw:style-name="gr14" draw:text-style-name="P5" draw:layer="layout" svg:width="3.7cm" svg:height="1.3cm" svg:x="39.36cm" svg:y="6.42cm">
          <draw:text-box>
            <text:p>nein</text:p>
          </draw:text-box>
        </draw:frame>
        <draw:frame draw:style-name="gr15" draw:text-style-name="P5" draw:layer="layout" svg:width="3.7cm" svg:height="1.5cm" svg:x="31.16cm" svg:y="3.22cm">
          <draw:text-box draw:corner-radius="1.8cm">
            <text:p>ja</text:p>
          </draw:text-box>
        </draw:frame>
      </draw:page>
      <draw:page draw:name="page2" draw:style-name="dp1" draw:master-page-name="Standard">
        <draw:custom-shape draw:style-name="gr16" draw:text-style-name="P2" xml:id="id29" draw:id="id29" draw:layer="layout" svg:width="7.701cm" svg:height="1.673cm" draw:transform="skewX (0.0197222205475359) translate (29.959cm -15.953cm)">
          <text:p text:style-name="P2"><text:span text:style-name="T1">Start(function [] =algorythmus1(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xml:id="id30" draw:id="id30" draw:layer="layout" draw:type="line" svg:x1="33.776cm" svg:y1="-14.28cm" svg:x2="33.776cm" svg:y2="-14.28cm" draw:start-shape="id29" draw:start-glue-point="2" draw:end-shape="id29" draw:end-glue-point="2" svg:d="M33776-14280z" svg:viewBox="0 0 1 1">
          <text:p/>
        </draw:connector>
        <draw:frame draw:style-name="gr17" draw:text-style-name="P5" draw:layer="layout" svg:width="1.054cm" svg:height="2.384cm" svg:x="50.86cm" svg:y="17.189cm">
          <draw:text-box>
            <text:p/>
          </draw:text-box>
        </draw:frame>
        <draw:connector draw:style-name="gr7" draw:text-style-name="P4" draw:layer="layout" draw:type="line" svg:x1="33.776cm" svg:y1="-14.28cm" svg:x2="33.776cm" svg:y2="-14.28cm" draw:start-shape="id30" draw:start-glue-point="0" draw:end-shape="id30" draw:end-glue-point="0" svg:d="M33776-14280z" svg:viewBox="0 0 1 1">
          <text:p/>
        </draw:connector>
        <draw:custom-shape draw:style-name="gr1" draw:text-style-name="P2" xml:id="id40" draw:id="id40" draw:layer="layout" svg:width="13.139cm" svg:height="1.394cm" svg:x="27.26cm" svg:y="-13.38cm">
          <text:p text:style-name="P2"><text:span text:style-name="T1"><text:s/></text:span><text:span text:style-name="T1">Callback Datenstruktur lad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35" draw:id="id35" draw:layer="layout" svg:width="7.963cm" svg:height="3.2cm" svg:x="29.758cm" svg:y="-4.281cm">
          <text:p text:style-name="P6">Ist ii &gt;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xml:id="id32" draw:id="id32" draw:layer="layout" svg:width="7.8cm" svg:height="3.2cm" svg:x="29.921cm" svg:y="4.819cm">
          <text:p text:style-name="P6">Ist jj&gt;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6" xml:id="id39" draw:id="id39" draw:layer="layout" svg:width="9.8cm" svg:height="1.7cm" svg:x="10.96cm" svg:y="108.92cm">
          <text:p text:style-name="P6">jj=jj+1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1.963cm" svg:height="1.187cm" svg:x="34.321cm" svg:y="7.732cm">
          <draw:text-box>
            <text:p text:style-name="P7">nein</text:p>
          </draw:text-box>
        </draw:frame>
        <draw:custom-shape draw:style-name="gr22" draw:text-style-name="P1" xml:id="id31" draw:id="id31" draw:layer="layout" svg:width="1.2cm" svg:height="1.2cm" svg:x="33.221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33.821cm" svg:y1="4.175cm" svg:x2="33.821cm" svg:y2="4.819cm" draw:start-shape="id31" draw:start-glue-point="8" draw:end-shape="id32" draw:end-glue-point="4" svg:d="M33821 4175v644" svg:viewBox="0 0 1 645">
          <text:p/>
        </draw:connector>
        <draw:custom-shape draw:style-name="gr22" draw:text-style-name="P1" xml:id="id34" draw:id="id34" draw:layer="layout" svg:width="1.2cm" svg:height="1.2cm" svg:x="33.121cm" svg:y="-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1.2cm" svg:height="2.123cm" svg:x="28.921cm" svg:y="5.119cm">
          <draw:text-box>
            <text:p text:style-name="P7">ja</text:p>
          </draw:text-box>
        </draw:frame>
        <draw:custom-shape draw:style-name="gr24" draw:text-style-name="P6" xml:id="id33" draw:id="id33" draw:layer="layout" svg:width="8.8cm" svg:height="1.7cm" svg:x="18.121cm" svg:y="0.219cm">
          <text:p text:style-name="P6">ii=ii+1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29.921cm" svg:y1="6.419cm" svg:x2="22.521cm" svg:y2="1.919cm" draw:start-shape="id32" draw:start-glue-point="5" draw:end-shape="id33" draw:end-glue-point="2" svg:d="M29921 6419h-7400v-4500" svg:viewBox="0 0 7401 4501">
          <text:p/>
        </draw:connector>
        <draw:connector draw:style-name="gr7" draw:text-style-name="P4" draw:layer="layout" draw:type="line" svg:x1="33.721cm" svg:y1="-5.281cm" svg:x2="33.74cm" svg:y2="-4.281cm" draw:start-shape="id34" draw:start-glue-point="8" draw:end-shape="id35" draw:end-glue-point="4" svg:d="M33721-5281l19 1000" svg:viewBox="0 0 20 1001">
          <text:p/>
        </draw:connector>
        <draw:connector draw:style-name="gr7" draw:text-style-name="P4" draw:layer="layout" draw:type="line" svg:x1="33.74cm" svg:y1="-1.081cm" svg:x2="33.821cm" svg:y2="2.975cm" draw:start-shape="id35" draw:start-glue-point="6" draw:end-shape="id31" draw:end-glue-point="4" svg:d="M33740-1081l81 4056" svg:viewBox="0 0 82 4057">
          <text:p/>
        </draw:connector>
        <draw:frame draw:style-name="gr21" draw:text-style-name="P8" draw:layer="layout" svg:width="1.963cm" svg:height="1.187cm" svg:x="34.621cm" svg:y="-1.368cm">
          <draw:text-box>
            <text:p text:style-name="P7">nein</text:p>
          </draw:text-box>
        </draw:frame>
        <draw:frame draw:style-name="gr26" draw:text-style-name="P8" draw:layer="layout" svg:width="1.116cm" svg:height="1.787cm" svg:x="38.321cm" svg:y="-3.781cm">
          <draw:text-box>
            <text:p text:style-name="P7">ja</text:p>
          </draw:text-box>
        </draw:frame>
        <draw:custom-shape draw:style-name="gr24" draw:text-style-name="P6" xml:id="id36" draw:id="id36" draw:layer="layout" svg:width="8.8cm" svg:height="1.7cm" svg:x="18.121cm" svg:y="-2.781cm">
          <text:p text:style-name="P6">jj=1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22.521cm" svg:y1="0.219cm" svg:x2="22.521cm" svg:y2="-1.081cm" draw:start-shape="id33" draw:start-glue-point="0" draw:end-shape="id36" draw:end-glue-point="2" svg:d="M22521 219v-1300" svg:viewBox="0 0 1 1301">
          <text:p/>
        </draw:connector>
        <draw:connector draw:style-name="gr7" draw:text-style-name="P4" draw:layer="layout" svg:x1="22.521cm" svg:y1="-2.781cm" svg:x2="33.121cm" svg:y2="-5.881cm" draw:start-shape="id36" draw:start-glue-point="0" draw:end-shape="id34" draw:end-glue-point="6" svg:d="M22521-2781v-3100h10600" svg:viewBox="0 0 10601 3101">
          <text:p/>
        </draw:connector>
        <draw:custom-shape draw:style-name="gr19" draw:text-style-name="P6" xml:id="id37" draw:id="id37" draw:layer="layout" svg:width="7.8cm" svg:height="3.2cm" svg:x="29.921cm" svg:y="10.42cm">
          <text:p text:style-name="P6">dataStructure.wMa1(ii,jj).colour==</text:p>
          <text:p text:style-name="P6">dataStructure.wMa2(ii,jj).colou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8" draw:layer="layout" svg:width="3.7cm" svg:height="1.5cm" svg:x="20.26cm" svg:y="14.42cm">
          <draw:text-box draw:corner-radius="1.8cm">
            <text:p text:style-name="P7">ja</text:p>
          </draw:text-box>
        </draw:frame>
        <draw:frame draw:style-name="gr14" draw:text-style-name="P8" draw:layer="layout" svg:width="3.7cm" svg:height="1.3cm" svg:x="42.021cm" svg:y="14.12cm">
          <draw:text-box>
            <text:p text:style-name="P7">nein</text:p>
          </draw:text-box>
        </draw:frame>
        <draw:custom-shape draw:style-name="gr28" draw:text-style-name="P1" xml:id="id38" draw:id="id38" draw:layer="layout" svg:width="1.9cm" svg:height="1.9cm" svg:x="14.96cm" svg:y="104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33.821cm" svg:y1="8.019cm" svg:x2="33.821cm" svg:y2="10.42cm" draw:start-shape="id32" draw:start-glue-point="6" draw:end-shape="id37" draw:end-glue-point="4" svg:d="M33821 8019v2401" svg:viewBox="0 0 1 2402">
          <text:p/>
        </draw:connector>
        <draw:connector draw:style-name="gr7" draw:text-style-name="P4" draw:layer="layout" svg:x1="15.91cm" svg:y1="106.72cm" svg:x2="15.86cm" svg:y2="108.92cm" draw:start-shape="id38" draw:start-glue-point="8" draw:end-shape="id39" draw:end-glue-point="0" svg:d="M15910 106720v1101h-50v1099" svg:viewBox="0 0 51 2201">
          <text:p/>
        </draw:connector>
        <draw:connector draw:style-name="gr7" draw:text-style-name="P4" draw:layer="layout" draw:type="line" svg:x1="33.776cm" svg:y1="-14.28cm" svg:x2="33.829cm" svg:y2="-13.38cm" draw:start-shape="id29" draw:end-shape="id40" draw:end-glue-point="0" svg:d="M33776-14280l53 900" svg:viewBox="0 0 54 901">
          <text:p/>
        </draw:connector>
        <draw:custom-shape draw:style-name="gr29" draw:text-style-name="P2" xml:id="id52" draw:id="id52" draw:layer="layout" svg:width="9.7cm" svg:height="1.8cm" svg:x="36.16cm" svg:y="19.52cm">
          <text:p text:style-name="P2"><text:span text:style-name="T1">Zur Würfelposition hinfahren(Greifposition)(ii,j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8" draw:id="id58" draw:layer="layout" svg:width="13.139cm" svg:height="1.394cm" svg:x="34.36cm" svg:y="24.826cm">
          <text:p text:style-name="P2"><text:span text:style-name="T1">Hand schließ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1" draw:id="id61" draw:layer="layout" svg:width="13.139cm" svg:height="1.395cm" svg:x="34.482cm" svg:y="29.625cm">
          <text:p text:style-name="P2"><text:span text:style-name="T1">Würfel vor sich in Kippposition brin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0" draw:id="id60" draw:layer="layout" svg:width="13.139cm" svg:height="1.394cm" svg:x="34.482cm" svg:y="34.126cm">
          <text:p text:style-name="P2"><text:span text:style-name="T1">Hand öff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2" draw:id="id72" draw:layer="layout" svg:width="13.139cm" svg:height="1.394cm" svg:x="26.021cm" svg:y="88.526cm">
          <text:p text:style-name="P2"><text:span text:style-name="T1">Hand schließ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4" draw:id="id74" draw:layer="layout" svg:width="13.139cm" svg:height="1.394cm" svg:x="25.882cm" svg:y="93.132cm">
          <text:p text:style-name="P2"><text:span text:style-name="T1">Würfel an position (ii,jj) zurück l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2" draw:id="id62" draw:layer="layout" svg:width="13.139cm" svg:height="1.394cm" svg:x="34.521cm" svg:y="38.126cm">
          <text:p text:style-name="P2"><text:span text:style-name="T1">Scan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1" draw:id="id41" draw:layer="layout" svg:width="13.139cm" svg:height="1.394cm" svg:x="34.421cm" svg:y="42.82cm">
          <text:p text:style-name="P2"><text:span text:style-name="T1">scan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42" draw:id="id42" draw:layer="layout" svg:width="7.8cm" svg:height="3.2cm" svg:x="37.221cm" svg:y="45.32cm">
          <text:p text:style-name="P6">Ist gescannte Farbe ==</text:p>
          <text:p text:style-name="P6">dataStructure.wMa2(ii,jj).colou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5" draw:id="id55" draw:layer="layout" svg:width="13.139cm" svg:height="1.394cm" svg:x="25.982cm" svg:y="84.026cm">
          <text:p text:style-name="P2"><text:span text:style-name="T1">Hand schließen 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40.99cm" svg:y1="44.214cm" svg:x2="41.121cm" svg:y2="45.32cm" draw:start-shape="id41" draw:start-glue-point="2" draw:end-shape="id42" draw:end-glue-point="4" svg:d="M40990 44214v553h131v553" svg:viewBox="0 0 132 1107">
          <text:p/>
        </draw:connector>
        <draw:frame draw:style-name="gr23" draw:text-style-name="P8" draw:layer="layout" svg:width="1.2cm" svg:height="2.123cm" svg:x="39.021cm" svg:y="48.397cm">
          <draw:text-box>
            <text:p text:style-name="P7">ja</text:p>
          </draw:text-box>
        </draw:frame>
        <draw:custom-shape draw:style-name="gr1" draw:text-style-name="P2" xml:id="id43" draw:id="id43" draw:layer="layout" svg:width="13.139cm" svg:height="1.394cm" svg:x="49.882cm" svg:y="53.783cm">
          <text:p text:style-name="P2"><text:span text:style-name="T1">Hand schließ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3.139cm" svg:height="1.394cm" svg:x="49.882cm" svg:y="56.339cm">
          <text:p text:style-name="P2"><text:span text:style-name="T1">Um 90° drehen (Z Achs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3.139cm" svg:height="1.394cm" svg:x="49.882cm" svg:y="48.62cm">
          <text:p text:style-name="P2"><text:span text:style-name="T1">Hand positionieren, um in Z Achse zu dre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13.139cm" svg:height="1.394cm" svg:x="49.882cm" svg:y="61.216cm">
          <text:p text:style-name="P2"><text:span text:style-name="T1">Hand öffn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3.139cm" svg:height="1.394cm" svg:x="49.882cm" svg:y="66.008cm">
          <text:p text:style-name="P2"><text:span text:style-name="T1">dataStructure.vRob.waitFor()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3.139cm" svg:height="1.394cm" svg:x="49.882cm" svg:y="68.574cm">
          <text:p text:style-name="P2"><text:span text:style-name="T1">Hand schließ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13.139cm" svg:height="1.394cm" svg:x="49.821cm" svg:y="73.434cm">
          <text:p text:style-name="P2"><text:span text:style-name="T1">Kippen-Po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" draw:id="id54" draw:layer="layout" svg:width="13.139cm" svg:height="1.394cm" svg:x="49.721cm" svg:y="78.126cm">
          <text:p text:style-name="P2"><text:span text:style-name="T1">Hand öffne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6.451cm" svg:y1="55.177cm" svg:x2="56.451cm" svg:y2="56.339cm" draw:start-shape="id43" draw:start-glue-point="2" draw:end-shape="id44" svg:d="M56451 55177v1162" svg:viewBox="0 0 1 1163">
          <text:p/>
        </draw:connector>
        <draw:connector draw:style-name="gr7" draw:text-style-name="P4" draw:layer="layout" draw:type="line" svg:x1="56.451cm" svg:y1="67.402cm" svg:x2="56.451cm" svg:y2="68.574cm" draw:start-shape="id45" draw:start-glue-point="2" draw:end-shape="id46" draw:end-glue-point="0" svg:d="M56451 67402v1172" svg:viewBox="0 0 1 1173">
          <text:p/>
        </draw:connector>
        <draw:custom-shape draw:style-name="gr1" draw:text-style-name="P2" xml:id="id76" draw:id="id76" draw:layer="layout" svg:width="13.139cm" svg:height="1.394cm" svg:x="25.843cm" svg:y="97.826cm">
          <text:p text:style-name="P2"><text:span text:style-name="T1">Hand öffne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5.021cm" svg:y1="46.92cm" svg:x2="56.451cm" svg:y2="48.62cm" draw:start-shape="id42" draw:start-glue-point="7" draw:end-shape="id47" draw:end-glue-point="0" svg:d="M45021 46920h11430v1700" svg:viewBox="0 0 11431 1701">
          <text:p/>
        </draw:connector>
        <draw:frame draw:style-name="gr14" draw:text-style-name="P8" draw:layer="layout" svg:width="3.7cm" svg:height="1.3cm" svg:x="48.121cm" svg:y="45.22cm">
          <draw:text-box>
            <text:p text:style-name="P7">nein</text:p>
          </draw:text-box>
        </draw:frame>
        <draw:custom-shape draw:style-name="gr28" draw:text-style-name="P1" xml:id="id53" draw:id="id53" draw:layer="layout" svg:width="1.9cm" svg:height="1.9cm" svg:x="31.621cm" svg:y="81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8" draw:id="id48" draw:layer="layout" svg:width="8.012cm" svg:height="1.673cm" svg:x="54.62cm" svg:y="20.147cm">
          <text:p text:style-name="P2"><text:span text:style-name="T1">En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58.67cm" svg:y1="18.82cm" svg:x2="58.626cm" svg:y2="20.147cm" draw:end-shape="id48" svg:d="M58670 18820l-44 1327" svg:viewBox="0 0 45 1328">
          <text:p/>
        </draw:connector>
        <draw:custom-shape draw:style-name="gr1" draw:text-style-name="P2" xml:id="id56" draw:id="id56" draw:layer="layout" svg:width="13.139cm" svg:height="1.394cm" svg:x="52.02cm" svg:y="11.62cm">
          <text:p text:style-name="P2"><text:span text:style-name="T1">Arm nach Ausgangsposition fah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xml:id="id79" draw:id="id79" draw:layer="layout" svg:width="11.9cm" svg:height="1.8cm" svg:x="52.72cm" svg:y="17.02cm">
          <text:p text:style-name="P6">‚Das aktuelle Muster ist gleich dem Zielmuster!‘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49" draw:id="id49" draw:layer="layout" svg:width="13.139cm" svg:height="1.394cm" svg:x="51.959cm" svg:y="9.12cm">
          <text:p text:style-name="P2"><text:span text:style-name="T1">Callback Datenstruktur speiche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37.721cm" svg:y1="-2.681cm" svg:x2="58.528cm" svg:y2="9.12cm" draw:start-shape="id35" draw:start-glue-point="7" draw:end-shape="id49" draw:end-glue-point="0" svg:d="M37721-2681h20807v11801" svg:viewBox="0 0 20808 11802">
          <text:p/>
        </draw:connector>
        <draw:connector draw:style-name="gr7" draw:text-style-name="P4" draw:layer="layout" draw:line-skew="0cm 35.137cm" svg:x1="15.86cm" svg:y1="110.62cm" svg:x2="34.421cm" svg:y2="3.575cm" draw:start-shape="id39" draw:start-glue-point="2" draw:end-shape="id31" draw:end-glue-point="10" svg:d="M15860 110620v501h54200v-107546h-35639" svg:viewBox="0 0 54201 107547">
          <text:p/>
        </draw:connector>
        <draw:custom-shape draw:style-name="gr24" draw:text-style-name="P6" xml:id="id50" draw:id="id50" draw:layer="layout" svg:width="8.8cm" svg:height="1.7cm" svg:x="29.46cm" svg:y="-11.38cm">
          <text:p text:style-name="P6">ii=1</text:p>
          <draw:enhanced-geometry svg:viewBox="0 0 21600 21600" draw:type="rectangle" draw:enhanced-path="M 0 0 L 21600 0 21600 21600 0 21600 0 0 Z N"/>
        </draw:custom-shape>
        <draw:custom-shape draw:style-name="gr24" draw:text-style-name="P6" xml:id="id51" draw:id="id51" draw:layer="layout" svg:width="8.8cm" svg:height="1.7cm" svg:x="29.36cm" svg:y="-8.98cm">
          <text:p text:style-name="P6">jj=1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3.829cm" svg:y1="-11.986cm" svg:x2="33.86cm" svg:y2="-11.38cm" draw:start-shape="id40" draw:start-glue-point="2" draw:end-shape="id50" draw:end-glue-point="0" svg:d="M33829-11986l31 606" svg:viewBox="0 0 32 607">
          <text:p/>
        </draw:connector>
        <draw:connector draw:style-name="gr7" draw:text-style-name="P4" draw:layer="layout" draw:type="line" svg:x1="33.86cm" svg:y1="-9.68cm" svg:x2="33.76cm" svg:y2="-8.98cm" draw:start-shape="id50" draw:start-glue-point="2" draw:end-shape="id51" draw:end-glue-point="0" svg:d="M33860-9680l-100 700" svg:viewBox="0 0 101 701">
          <text:p/>
        </draw:connector>
        <draw:connector draw:style-name="gr7" draw:text-style-name="P4" draw:layer="layout" draw:type="line" svg:x1="33.76cm" svg:y1="-7.28cm" svg:x2="33.721cm" svg:y2="-6.481cm" draw:start-shape="id51" draw:start-glue-point="2" draw:end-shape="id34" draw:end-glue-point="4" svg:d="M33760-7280l-39 799" svg:viewBox="0 0 40 800">
          <text:p/>
        </draw:connector>
        <draw:connector draw:style-name="gr7" draw:text-style-name="P4" draw:layer="layout" draw:line-skew="-4.56cm" svg:x1="29.921cm" svg:y1="12.02cm" svg:x2="14.96cm" svg:y2="105.77cm" draw:start-shape="id37" draw:start-glue-point="5" draw:end-shape="id38" draw:end-glue-point="6" svg:d="M29921 12020h-20022v93750h5061" svg:viewBox="0 0 20023 93751">
          <text:p/>
        </draw:connector>
        <draw:connector draw:style-name="gr7" draw:text-style-name="P4" draw:layer="layout" svg:x1="37.721cm" svg:y1="12.02cm" svg:x2="41.01cm" svg:y2="19.52cm" draw:start-shape="id37" draw:start-glue-point="7" draw:end-shape="id52" svg:d="M37721 12020h3289v7500" svg:viewBox="0 0 3290 7501">
          <text:p/>
        </draw:connector>
        <draw:frame draw:style-name="gr31" draw:text-style-name="P8" draw:layer="layout" svg:width="6.5cm" svg:height="4.931cm" svg:x="48.76cm" svg:y="30.22cm">
          <draw:text-box>
            <text:p text:style-name="P7">Evtl muss Hand nach Kippen neu positioniert werden 18.01.2018</text:p>
          </draw:text-box>
        </draw:frame>
        <draw:frame draw:style-name="gr31" draw:text-style-name="P8" draw:layer="layout" svg:width="6.5cm" svg:height="4.931cm" svg:x="63.76cm" svg:y="67.22cm">
          <draw:text-box>
            <text:p text:style-name="P7">Evtl muss Hand nach Kippen neu positioniert werden 18.01.2018</text:p>
          </draw:text-box>
        </draw:frame>
        <draw:connector draw:style-name="gr7" draw:text-style-name="P4" draw:layer="layout" svg:x1="41.121cm" svg:y1="48.52cm" svg:x2="31.621cm" svg:y2="82.37cm" draw:start-shape="id42" draw:start-glue-point="6" draw:end-shape="id53" draw:end-glue-point="6" svg:d="M41121 48520v16451h-10001v17399h501" svg:viewBox="0 0 10002 33851">
          <text:p/>
        </draw:connector>
        <draw:connector draw:style-name="gr7" draw:text-style-name="P4" draw:layer="layout" svg:x1="56.29cm" svg:y1="79.52cm" svg:x2="33.521cm" svg:y2="82.37cm" draw:start-shape="id54" draw:start-glue-point="2" draw:end-shape="id53" draw:end-glue-point="10" svg:d="M56290 79520v2850h-22769" svg:viewBox="0 0 22770 2851">
          <text:p/>
        </draw:connector>
        <draw:connector draw:style-name="gr7" draw:text-style-name="P4" draw:layer="layout" svg:x1="32.571cm" svg:y1="83.32cm" svg:x2="32.551cm" svg:y2="84.026cm" draw:start-shape="id53" draw:start-glue-point="8" draw:end-shape="id55" draw:end-glue-point="0" svg:d="M32571 83320v354h-20v352" svg:viewBox="0 0 21 707">
          <text:p/>
        </draw:connector>
        <draw:connector draw:style-name="gr7" draw:text-style-name="P4" draw:layer="layout" svg:x1="58.528cm" svg:y1="10.514cm" svg:x2="58.589cm" svg:y2="11.62cm" draw:start-shape="id49" draw:start-glue-point="2" draw:end-shape="id56" draw:end-glue-point="0" svg:d="M58528 10514v553h61v553" svg:viewBox="0 0 62 1107">
          <text:p/>
        </draw:connector>
        <draw:custom-shape draw:style-name="gr1" draw:text-style-name="P2" xml:id="id57" draw:id="id57" draw:layer="layout" svg:width="13.139cm" svg:height="1.394cm" svg:x="34.421cm" svg:y="22.426cm">
          <text:p text:style-name="P2"><text:span text:style-name="T1">dataStructure.vRob.waitFor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40.99cm" svg:y1="23.82cm" svg:x2="40.929cm" svg:y2="24.826cm" draw:start-shape="id57" draw:start-glue-point="2" draw:end-shape="id58" draw:end-glue-point="0" svg:d="M40990 23820v503h-61v503" svg:viewBox="0 0 62 1007">
          <text:p/>
        </draw:connector>
        <draw:custom-shape draw:style-name="gr1" draw:text-style-name="P2" xml:id="id59" draw:id="id59" draw:layer="layout" svg:width="13.139cm" svg:height="1.394cm" svg:x="34.521cm" svg:y="32.02cm">
          <text:p text:style-name="P2"><text:span text:style-name="T1">dataStructure.vRob.waitFor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41.09cm" svg:y1="33.414cm" svg:x2="41.051cm" svg:y2="34.126cm" draw:start-shape="id59" draw:start-glue-point="2" draw:end-shape="id60" draw:end-glue-point="0" svg:d="M41090 33414l-39 712" svg:viewBox="0 0 40 713">
          <text:p/>
        </draw:connector>
        <draw:connector draw:style-name="gr7" draw:text-style-name="P4" draw:layer="layout" draw:type="line" svg:x1="41.051cm" svg:y1="31.02cm" svg:x2="41.09cm" svg:y2="32.02cm" draw:start-shape="id61" draw:start-glue-point="2" draw:end-shape="id59" draw:end-glue-point="0" svg:d="M41051 31020l39 1000" svg:viewBox="0 0 40 1001">
          <text:p/>
        </draw:connector>
        <draw:connector draw:style-name="gr7" draw:text-style-name="P4" draw:layer="layout" draw:type="line" svg:x1="41.01cm" svg:y1="21.32cm" svg:x2="40.99cm" svg:y2="22.426cm" draw:start-shape="id52" draw:start-glue-point="2" draw:end-shape="id57" draw:end-glue-point="0" svg:d="M41010 21320l-20 1106" svg:viewBox="0 0 21 1107">
          <text:p/>
        </draw:connector>
        <draw:custom-shape draw:style-name="gr1" draw:text-style-name="P2" xml:id="id63" draw:id="id63" draw:layer="layout" svg:width="13.139cm" svg:height="1.394cm" svg:x="34.46cm" svg:y="40.52cm">
          <text:p text:style-name="P2"><text:span text:style-name="T1">dataStructure.vRob.waitFor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41.09cm" svg:y1="39.52cm" svg:x2="41.029cm" svg:y2="40.52cm" draw:start-shape="id62" draw:start-glue-point="2" draw:end-shape="id63" draw:end-glue-point="0" svg:d="M41090 39520l-61 1000" svg:viewBox="0 0 62 1001">
          <text:p/>
        </draw:connector>
        <draw:connector draw:style-name="gr7" draw:text-style-name="P4" draw:layer="layout" draw:type="line" svg:x1="41.029cm" svg:y1="41.914cm" svg:x2="40.99cm" svg:y2="42.82cm" draw:start-shape="id63" draw:start-glue-point="2" draw:end-shape="id41" draw:end-glue-point="0" svg:d="M41029 41914l-39 906" svg:viewBox="0 0 40 907">
          <text:p/>
        </draw:connector>
        <draw:custom-shape draw:style-name="gr1" draw:text-style-name="P2" xml:id="id64" draw:id="id64" draw:layer="layout" svg:width="13.139cm" svg:height="1.394cm" svg:x="49.921cm" svg:y="51.22cm">
          <text:p text:style-name="P2"><text:span text:style-name="T1">dataStructure.vRob.waitFor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56.451cm" svg:y1="50.014cm" svg:x2="56.49cm" svg:y2="51.22cm" draw:start-shape="id47" draw:start-glue-point="2" draw:end-shape="id64" draw:end-glue-point="0" svg:d="M56451 50014l39 1206" svg:viewBox="0 0 40 1207">
          <text:p/>
        </draw:connector>
        <draw:connector draw:style-name="gr7" draw:text-style-name="P4" draw:layer="layout" draw:type="line" svg:x1="56.49cm" svg:y1="52.614cm" svg:x2="56.451cm" svg:y2="53.783cm" draw:start-shape="id64" draw:start-glue-point="2" draw:end-shape="id43" draw:end-glue-point="0" svg:d="M56490 52614l-39 1169" svg:viewBox="0 0 40 1170">
          <text:p/>
        </draw:connector>
        <draw:custom-shape draw:style-name="gr1" draw:text-style-name="P2" xml:id="id65" draw:id="id65" draw:layer="layout" svg:width="13.139cm" svg:height="1.394cm" svg:x="49.86cm" svg:y="58.82cm">
          <text:p text:style-name="P2"><text:span text:style-name="T1">dataStructure.vRob.waitFor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56.451cm" svg:y1="57.733cm" svg:x2="56.429cm" svg:y2="58.82cm" draw:start-shape="id44" draw:start-glue-point="2" draw:end-shape="id65" draw:end-glue-point="0" svg:d="M56451 57733l-22 1087" svg:viewBox="0 0 23 1088">
          <text:p/>
        </draw:connector>
        <draw:connector draw:style-name="gr7" draw:text-style-name="P4" draw:layer="layout" draw:type="line" svg:x1="56.429cm" svg:y1="60.214cm" svg:x2="56.451cm" svg:y2="61.216cm" draw:start-shape="id65" draw:start-glue-point="2" draw:end-shape="id66" draw:end-glue-point="0" svg:d="M56429 60214l22 1002" svg:viewBox="0 0 23 1003">
          <text:p/>
        </draw:connector>
        <draw:custom-shape draw:style-name="gr1" draw:text-style-name="P2" xml:id="id67" draw:id="id67" draw:layer="layout" svg:width="13.139cm" svg:height="1.394cm" svg:x="49.821cm" svg:y="63.626cm">
          <text:p text:style-name="P2"><text:span text:style-name="T1">Hand positionieren zum Ki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56.451cm" svg:y1="62.61cm" svg:x2="56.39cm" svg:y2="63.626cm" draw:start-shape="id66" draw:start-glue-point="2" draw:end-shape="id67" draw:end-glue-point="0" svg:d="M56451 62610l-61 1016" svg:viewBox="0 0 62 1017">
          <text:p/>
        </draw:connector>
        <draw:connector draw:style-name="gr7" draw:text-style-name="P4" draw:layer="layout" draw:type="line" svg:x1="56.39cm" svg:y1="65.02cm" svg:x2="56.451cm" svg:y2="66.008cm" draw:start-shape="id67" draw:start-glue-point="2" draw:end-shape="id45" draw:end-glue-point="0" svg:d="M56390 65020l61 988" svg:viewBox="0 0 62 989">
          <text:p/>
        </draw:connector>
        <draw:custom-shape draw:style-name="gr1" draw:text-style-name="P2" xml:id="id70" draw:id="id70" draw:layer="layout" svg:width="13.139cm" svg:height="1.394cm" svg:x="49.782cm" svg:y="75.826cm">
          <text:p text:style-name="P2"><text:span text:style-name="T1">dataStructure.vRob.waitFor()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8" draw:id="id68" draw:layer="layout" svg:width="13.139cm" svg:height="1.394cm" svg:x="49.821cm" svg:y="71.02cm">
          <text:p text:style-name="P2"><text:span text:style-name="T1">dataStructure.vRob.waitFor();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6.39cm" svg:y1="72.414cm" svg:x2="56.39cm" svg:y2="73.434cm" draw:start-shape="id68" draw:start-glue-point="2" draw:end-shape="id69" draw:end-glue-point="0" svg:d="M56390 72414v1020" svg:viewBox="0 0 1 1021">
          <text:p/>
        </draw:connector>
        <draw:connector draw:style-name="gr7" draw:text-style-name="P4" draw:layer="layout" draw:type="line" svg:x1="56.39cm" svg:y1="74.828cm" svg:x2="56.351cm" svg:y2="75.826cm" draw:start-shape="id69" draw:start-glue-point="2" draw:end-shape="id70" draw:end-glue-point="0" svg:d="M56390 74828l-39 998" svg:viewBox="0 0 40 999">
          <text:p/>
        </draw:connector>
        <draw:connector draw:style-name="gr7" draw:text-style-name="P4" draw:layer="layout" draw:type="line" svg:x1="56.351cm" svg:y1="77.22cm" svg:x2="56.29cm" svg:y2="78.126cm" draw:start-shape="id70" draw:start-glue-point="2" draw:end-shape="id54" draw:end-glue-point="0" svg:d="M56351 77220l-61 906" svg:viewBox="0 0 62 907">
          <text:p/>
        </draw:connector>
        <draw:connector draw:style-name="gr7" draw:text-style-name="P4" draw:layer="layout" draw:type="line" svg:x1="56.451cm" svg:y1="69.968cm" svg:x2="56.39cm" svg:y2="71.02cm" draw:start-shape="id46" draw:start-glue-point="2" draw:end-shape="id68" draw:end-glue-point="0" svg:d="M56451 69968l-61 1052" svg:viewBox="0 0 62 1053">
          <text:p/>
        </draw:connector>
        <draw:custom-shape draw:style-name="gr1" draw:text-style-name="P2" xml:id="id71" draw:id="id71" draw:layer="layout" svg:width="13.139cm" svg:height="1.394cm" svg:x="25.982cm" svg:y="86.221cm">
          <text:p text:style-name="P2"><text:span text:style-name="T1">dataStructure.vRob.waitFor()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3" draw:id="id73" draw:layer="layout" svg:width="13.139cm" svg:height="1.394cm" svg:x="26.021cm" svg:y="90.721cm">
          <text:p text:style-name="P2"><text:span text:style-name="T1">dataStructure.vRob.waitFor()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5" draw:id="id75" draw:layer="layout" svg:width="13.139cm" svg:height="1.394cm" svg:x="25.882cm" svg:y="95.521cm">
          <text:p text:style-name="P2"><text:span text:style-name="T1">dataStructure.vRob.waitFor();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2.551cm" svg:y1="85.42cm" svg:x2="32.551cm" svg:y2="86.221cm" draw:start-shape="id55" draw:start-glue-point="2" draw:end-shape="id71" draw:end-glue-point="0" svg:d="M32551 85420v801" svg:viewBox="0 0 1 802">
          <text:p/>
        </draw:connector>
        <draw:connector draw:style-name="gr7" draw:text-style-name="P4" draw:layer="layout" draw:type="line" svg:x1="32.551cm" svg:y1="87.615cm" svg:x2="32.59cm" svg:y2="88.526cm" draw:start-shape="id71" draw:start-glue-point="2" draw:end-shape="id72" draw:end-glue-point="0" svg:d="M32551 87615l39 911" svg:viewBox="0 0 40 912">
          <text:p/>
        </draw:connector>
        <draw:connector draw:style-name="gr7" draw:text-style-name="P4" draw:layer="layout" draw:type="line" svg:x1="32.59cm" svg:y1="89.92cm" svg:x2="32.59cm" svg:y2="90.721cm" draw:start-shape="id72" draw:start-glue-point="2" draw:end-shape="id73" draw:end-glue-point="0" svg:d="M32590 89920v801" svg:viewBox="0 0 1 802">
          <text:p/>
        </draw:connector>
        <draw:connector draw:style-name="gr7" draw:text-style-name="P4" draw:layer="layout" draw:type="line" svg:x1="32.59cm" svg:y1="92.115cm" svg:x2="32.451cm" svg:y2="93.132cm" draw:start-shape="id73" draw:start-glue-point="2" draw:end-shape="id74" draw:end-glue-point="0" svg:d="M32590 92115l-139 1017" svg:viewBox="0 0 140 1018">
          <text:p/>
        </draw:connector>
        <draw:connector draw:style-name="gr7" draw:text-style-name="P4" draw:layer="layout" draw:type="line" svg:x1="32.451cm" svg:y1="94.526cm" svg:x2="32.451cm" svg:y2="95.521cm" draw:start-shape="id74" draw:start-glue-point="2" draw:end-shape="id75" draw:end-glue-point="0" svg:d="M32451 94526v995" svg:viewBox="0 0 1 996">
          <text:p/>
        </draw:connector>
        <draw:connector draw:style-name="gr7" draw:text-style-name="P4" draw:layer="layout" draw:type="line" svg:x1="32.451cm" svg:y1="96.915cm" svg:x2="32.412cm" svg:y2="97.826cm" draw:start-shape="id75" draw:start-glue-point="2" draw:end-shape="id76" draw:end-glue-point="0" svg:d="M32451 96915l-39 911" svg:viewBox="0 0 40 912">
          <text:p/>
        </draw:connector>
        <draw:custom-shape draw:style-name="gr1" draw:text-style-name="P2" xml:id="id77" draw:id="id77" draw:layer="layout" svg:width="13.139cm" svg:height="1.394cm" svg:x="25.66cm" svg:y="100.22cm">
          <text:p text:style-name="P2"><text:span text:style-name="T1">dataStructure.vRob.waitFor();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2.412cm" svg:y1="99.22cm" svg:x2="32.229cm" svg:y2="100.22cm" draw:start-shape="id76" draw:start-glue-point="2" draw:end-shape="id77" draw:end-glue-point="0" svg:d="M32412 99220l-183 1000" svg:viewBox="0 0 184 1001">
          <text:p/>
        </draw:connector>
        <draw:connector draw:style-name="gr7" draw:text-style-name="P4" draw:layer="layout" svg:x1="32.229cm" svg:y1="101.614cm" svg:x2="16.86cm" svg:y2="105.77cm" draw:start-shape="id77" draw:start-glue-point="2" draw:end-shape="id38" draw:end-glue-point="10" svg:d="M32229 101614v4156h-15369" svg:viewBox="0 0 15370 4157">
          <text:p/>
        </draw:connector>
        <draw:custom-shape draw:style-name="gr1" draw:text-style-name="P2" xml:id="id78" draw:id="id78" draw:layer="layout" svg:width="13.139cm" svg:height="1.394cm" svg:x="52.021cm" svg:y="14.22cm">
          <text:p text:style-name="P2"><text:span text:style-name="T1">dataStructure.vRob.waitFor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58.59cm" svg:y1="15.614cm" svg:x2="58.67cm" svg:y2="17.02cm" draw:start-shape="id78" draw:start-glue-point="2" draw:end-shape="id79" draw:end-glue-point="5" svg:d="M58590 15614l80 1406" svg:viewBox="0 0 81 1407">
          <text:p/>
        </draw:connector>
        <draw:connector draw:style-name="gr7" draw:text-style-name="P4" draw:layer="layout" draw:type="line" svg:x1="58.589cm" svg:y1="13.014cm" svg:x2="58.59cm" svg:y2="14.22cm" draw:start-shape="id56" draw:start-glue-point="2" draw:end-shape="id78" draw:end-glue-point="0" svg:d="M58589 13014l1 1206" svg:viewBox="0 0 2 1207">
          <text:p/>
        </draw:connector>
        <draw:custom-shape draw:style-name="gr1" draw:text-style-name="P2" xml:id="id81" draw:id="id81" draw:layer="layout" svg:width="13.139cm" svg:height="1.394cm" svg:x="34.321cm" svg:y="36.22cm">
          <text:p text:style-name="P2"><text:span text:style-name="T1">dataStructure.vRob.waitFor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0" draw:id="id80" draw:layer="layout" svg:width="13.139cm" svg:height="1.394cm" svg:x="34.421cm" svg:y="27.32cm">
          <text:p text:style-name="P2"><text:span text:style-name="T1">dataStructure.vRob.waitFor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40.929cm" svg:y1="26.22cm" svg:x2="40.99cm" svg:y2="27.32cm" draw:start-shape="id58" draw:start-glue-point="2" draw:end-shape="id80" draw:end-glue-point="0" svg:d="M40929 26220l61 1100" svg:viewBox="0 0 62 1101">
          <text:p/>
        </draw:connector>
        <draw:connector draw:style-name="gr7" draw:text-style-name="P4" draw:layer="layout" draw:type="line" svg:x1="40.99cm" svg:y1="28.714cm" svg:x2="41.051cm" svg:y2="29.625cm" draw:start-shape="id80" draw:start-glue-point="2" draw:end-shape="id61" draw:end-glue-point="0" svg:d="M40990 28714l61 911" svg:viewBox="0 0 62 912">
          <text:p/>
        </draw:connector>
        <draw:connector draw:style-name="gr7" draw:text-style-name="P4" draw:layer="layout" draw:type="line" svg:x1="41.051cm" svg:y1="35.52cm" svg:x2="40.89cm" svg:y2="36.22cm" draw:start-shape="id60" draw:start-glue-point="2" draw:end-shape="id81" draw:end-glue-point="0" svg:d="M41051 35520l-161 700" svg:viewBox="0 0 162 701">
          <text:p/>
        </draw:connector>
        <draw:connector draw:style-name="gr7" draw:text-style-name="P4" draw:layer="layout" draw:type="line" svg:x1="40.89cm" svg:y1="37.614cm" svg:x2="41.09cm" svg:y2="38.126cm" draw:start-shape="id81" draw:start-glue-point="2" draw:end-shape="id62" draw:end-glue-point="0" svg:d="M40890 37614l200 512" svg:viewBox="0 0 201 513">
          <text:p/>
        </draw:connector>
        <draw:custom-shape draw:style-name="gr1" draw:text-style-name="P2" draw:layer="layout" svg:width="13.139cm" svg:height="1.394cm" svg:x="49.521cm" svg:y="80.226cm">
          <text:p text:style-name="P2"><text:span text:style-name="T1">dataStructure.vRob.waitFor();</text:span></text:p>
          <draw:enhanced-geometry svg:viewBox="0 0 21600 21600" draw:type="rectangle" draw:enhanced-path="M 0 0 L 21600 0 21600 21600 0 21600 0 0 Z N"/>
        </draw:custom-shape>
      </draw:page>
      <draw:page draw:name="scan Button" draw:style-name="dp1" draw:master-page-name="Standard">
        <draw:custom-shape draw:style-name="gr32" draw:text-style-name="P1" xml:id="id97" draw:id="id97" draw:layer="layout" svg:width="8.5cm" svg:height="2.2cm" svg:x="33.06cm" svg:y="4.82cm">
          <text:p text:style-name="P1">Start scan-button Funk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xml:id="id90" draw:id="id90" draw:layer="layout" svg:width="9.183cm" svg:height="1.7cm" svg:x="32.86cm" svg:y="10.72cm">
          <text:p text:style-name="P1">ii=1</text:p>
          <draw:enhanced-geometry svg:viewBox="0 0 21600 21600" draw:type="rectangle" draw:enhanced-path="M 0 0 L 21600 0 21600 21600 0 21600 0 0 Z N"/>
        </draw:custom-shape>
        <draw:custom-shape draw:style-name="gr33" draw:text-style-name="P1" xml:id="id91" draw:id="id91" draw:layer="layout" svg:width="9.183cm" svg:height="1.7cm" svg:x="32.977cm" svg:y="13.12cm">
          <text:p text:style-name="P1">jj=1</text:p>
          <draw:enhanced-geometry svg:viewBox="0 0 21600 21600" draw:type="rectangle" draw:enhanced-path="M 0 0 L 21600 0 21600 21600 0 21600 0 0 Z N"/>
        </draw:custom-shape>
        <draw:custom-shape draw:style-name="gr18" draw:text-style-name="P1" xml:id="id94" draw:id="id94" draw:layer="layout" svg:width="7.963cm" svg:height="3.2cm" svg:x="33.697cm" svg:y="18.12cm">
          <text:p text:style-name="P1">Ist ii &gt;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xml:id="id84" draw:id="id84" draw:layer="layout" svg:width="9.8cm" svg:height="1.7cm" svg:x="32.86cm" svg:y="33.52cm">
          <text:p text:style-name="P1">Arm nach den Würfel bewegen</text:p>
          <draw:enhanced-geometry svg:viewBox="0 0 21600 21600" draw:type="rectangle" draw:enhanced-path="M 0 0 L 21600 0 21600 21600 0 21600 0 0 Z N"/>
        </draw:custom-shape>
        <draw:custom-shape draw:style-name="gr19" draw:text-style-name="P1" xml:id="id82" draw:id="id82" draw:layer="layout" svg:width="7.8cm" svg:height="3.2cm" svg:x="33.86cm" svg:y="27.22cm">
          <text:p text:style-name="P1">Ist jj&gt;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xml:id="id88" draw:id="id88" draw:layer="layout" svg:width="8.8cm" svg:height="1.7cm" svg:x="45.66cm" svg:y="35.52cm">
          <text:p text:style-name="P1">jj=jj+1</text:p>
          <draw:enhanced-geometry svg:viewBox="0 0 21600 21600" draw:type="rectangle" draw:enhanced-path="M 0 0 L 21600 0 21600 21600 0 21600 0 0 Z N"/>
        </draw:custom-shape>
        <draw:custom-shape draw:style-name="gr20" draw:text-style-name="P1" xml:id="id85" draw:id="id85" draw:layer="layout" svg:width="9.8cm" svg:height="1.7cm" svg:x="32.96cm" svg:y="35.92cm">
          <text:p text:style-name="P1">scannen</text:p>
          <draw:enhanced-geometry svg:viewBox="0 0 21600 21600" draw:type="rectangle" draw:enhanced-path="M 0 0 L 21600 0 21600 21600 0 21600 0 0 Z N"/>
        </draw:custom-shape>
        <draw:custom-shape draw:style-name="gr20" draw:text-style-name="P1" xml:id="id83" draw:id="id83" draw:layer="layout" svg:width="9.8cm" svg:height="1.7cm" svg:x="32.86cm" svg:y="31.22cm">
          <text:p text:style-name="P1">Winkel berechnen: Funktion(WMa1(ii,jj).position)</text:p>
          <draw:enhanced-geometry svg:viewBox="0 0 21600 21600" draw:type="rectangle" draw:enhanced-path="M 0 0 L 21600 0 21600 21600 0 21600 0 0 Z N"/>
        </draw:custom-shape>
        <draw:custom-shape draw:style-name="gr20" draw:text-style-name="P1" xml:id="id86" draw:id="id86" draw:layer="layout" svg:width="9.8cm" svg:height="1.7cm" svg:x="32.938cm" svg:y="38.26cm">
          <text:p text:style-name="P1">auswerten</text:p>
          <draw:enhanced-geometry svg:viewBox="0 0 21600 21600" draw:type="rectangle" draw:enhanced-path="M 0 0 L 21600 0 21600 21600 0 21600 0 0 Z N"/>
        </draw:custom-shape>
        <draw:custom-shape draw:style-name="gr20" draw:text-style-name="P1" xml:id="id89" draw:id="id89" draw:layer="layout" svg:width="9.8cm" svg:height="1.7cm" svg:x="32.86cm" svg:y="43.52cm">
          <text:p text:style-name="P1">GUI ände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7.76cm" svg:y1="30.42cm" svg:x2="37.76cm" svg:y2="31.22cm" draw:start-shape="id82" draw:start-glue-point="6" draw:end-shape="id83" draw:end-glue-point="0" svg:d="M37760 30420v800" svg:viewBox="0 0 1 801">
          <text:p/>
        </draw:connector>
        <draw:frame draw:style-name="gr21" draw:text-style-name="P5" draw:layer="layout" svg:width="1.963cm" svg:height="1.187cm" svg:x="38.26cm" svg:y="30.133cm">
          <draw:text-box>
            <text:p>nein</text:p>
          </draw:text-box>
        </draw:frame>
        <draw:connector draw:style-name="gr7" draw:text-style-name="P4" draw:layer="layout" draw:type="line" svg:x1="37.76cm" svg:y1="32.92cm" svg:x2="37.76cm" svg:y2="33.52cm" draw:start-shape="id83" draw:start-glue-point="2" draw:end-shape="id84" draw:end-glue-point="0" svg:d="M37760 32920v600" svg:viewBox="0 0 1 601">
          <text:p/>
        </draw:connector>
        <draw:connector draw:style-name="gr7" draw:text-style-name="P4" draw:layer="layout" draw:type="line" svg:x1="37.76cm" svg:y1="35.22cm" svg:x2="37.86cm" svg:y2="35.92cm" draw:start-shape="id84" draw:start-glue-point="2" draw:end-shape="id85" draw:end-glue-point="0" svg:d="M37760 35220l100 700" svg:viewBox="0 0 101 701">
          <text:p/>
        </draw:connector>
        <draw:connector draw:style-name="gr7" draw:text-style-name="P4" draw:layer="layout" draw:type="line" svg:x1="37.86cm" svg:y1="37.62cm" svg:x2="37.838cm" svg:y2="38.26cm" draw:start-shape="id85" draw:start-glue-point="2" draw:end-shape="id86" draw:end-glue-point="0" svg:d="M37860 37620l-22 640" svg:viewBox="0 0 23 641">
          <text:p/>
        </draw:connector>
        <draw:custom-shape draw:style-name="gr22" draw:text-style-name="P1" xml:id="id87" draw:id="id87" draw:layer="layout" svg:width="1.2cm" svg:height="1.2cm" svg:x="37.16cm" svg:y="2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37.76cm" svg:y1="26.576cm" svg:x2="37.76cm" svg:y2="27.22cm" draw:start-shape="id87" draw:start-glue-point="8" draw:end-shape="id82" draw:end-glue-point="4" svg:d="M37760 26576v644" svg:viewBox="0 0 1 645">
          <text:p/>
        </draw:connector>
        <draw:connector draw:style-name="gr7" draw:text-style-name="P4" draw:layer="layout" svg:x1="50.06cm" svg:y1="35.52cm" svg:x2="38.36cm" svg:y2="25.976cm" draw:start-shape="id88" draw:start-glue-point="0" draw:end-shape="id87" draw:end-glue-point="10" svg:d="M50060 35520v-9544h-11700" svg:viewBox="0 0 11701 9545">
          <text:p/>
        </draw:connector>
        <draw:connector draw:style-name="gr25" draw:text-style-name="P1" draw:layer="layout" svg:x1="37.76cm" svg:y1="45.22cm" svg:x2="50.06cm" svg:y2="37.22cm" draw:start-shape="id89" draw:start-glue-point="2" draw:end-shape="id88" draw:end-glue-point="2" svg:d="M37760 45220v501h12300v-8501" svg:viewBox="0 0 12301 8502">
          <text:p/>
        </draw:connector>
        <draw:connector draw:style-name="gr7" draw:text-style-name="P4" draw:layer="layout" draw:type="line" svg:x1="37.451cm" svg:y1="12.42cm" svg:x2="37.568cm" svg:y2="13.12cm" draw:start-shape="id90" draw:start-glue-point="2" draw:end-shape="id91" draw:end-glue-point="0" svg:d="M37451 12420l117 700" svg:viewBox="0 0 118 701">
          <text:p/>
        </draw:connector>
        <draw:custom-shape draw:style-name="gr22" draw:text-style-name="P1" xml:id="id93" draw:id="id93" draw:layer="layout" svg:width="1.2cm" svg:height="1.2cm" svg:x="37.06cm" svg:y="15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2cm" svg:height="2.123cm" svg:x="32.86cm" svg:y="27.52cm">
          <draw:text-box>
            <text:p>ja</text:p>
          </draw:text-box>
        </draw:frame>
        <draw:custom-shape draw:style-name="gr24" draw:text-style-name="P1" xml:id="id92" draw:id="id92" draw:layer="layout" svg:width="8.8cm" svg:height="1.7cm" svg:x="22.06cm" svg:y="22.62cm">
          <text:p text:style-name="P1">ii=ii+1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33.86cm" svg:y1="28.82cm" svg:x2="26.46cm" svg:y2="24.32cm" draw:start-shape="id82" draw:start-glue-point="5" draw:end-shape="id92" draw:end-glue-point="2" svg:d="M33860 28820h-7400v-4500" svg:viewBox="0 0 7401 4501">
          <text:p/>
        </draw:connector>
        <draw:connector draw:style-name="gr7" draw:text-style-name="P4" draw:layer="layout" draw:type="line" svg:x1="37.66cm" svg:y1="17.12cm" svg:x2="37.679cm" svg:y2="18.12cm" draw:start-shape="id93" draw:start-glue-point="8" draw:end-shape="id94" draw:end-glue-point="4" svg:d="M37660 17120l19 1000" svg:viewBox="0 0 20 1001">
          <text:p/>
        </draw:connector>
        <draw:connector draw:style-name="gr7" draw:text-style-name="P4" draw:layer="layout" draw:type="line" svg:x1="37.679cm" svg:y1="21.32cm" svg:x2="37.76cm" svg:y2="25.376cm" draw:start-shape="id94" draw:start-glue-point="6" draw:end-shape="id87" draw:end-glue-point="4" svg:d="M37679 21320l81 4056" svg:viewBox="0 0 82 4057">
          <text:p/>
        </draw:connector>
        <draw:frame draw:style-name="gr21" draw:text-style-name="P5" draw:layer="layout" svg:width="1.963cm" svg:height="1.187cm" svg:x="38.56cm" svg:y="21.033cm">
          <draw:text-box>
            <text:p>nein</text:p>
          </draw:text-box>
        </draw:frame>
        <draw:connector draw:style-name="gr7" draw:text-style-name="P4" draw:layer="layout" draw:type="line" svg:x1="37.568cm" svg:y1="14.82cm" svg:x2="37.66cm" svg:y2="15.92cm" draw:start-shape="id91" draw:start-glue-point="2" draw:end-shape="id93" draw:end-glue-point="4" svg:d="M37568 14820l92 1100" svg:viewBox="0 0 93 1101">
          <text:p/>
        </draw:connector>
        <draw:custom-shape draw:style-name="gr34" draw:text-style-name="P1" xml:id="id100" draw:id="id100" draw:layer="layout" svg:width="7cm" svg:height="1.7cm" svg:x="54.86cm" svg:y="26.02cm">
          <text:p text:style-name="P1">En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5" draw:layer="layout" svg:width="1.116cm" svg:height="1.787cm" svg:x="42.26cm" svg:y="18.62cm">
          <draw:text-box>
            <text:p>ja</text:p>
          </draw:text-box>
        </draw:frame>
        <draw:custom-shape draw:style-name="gr20" draw:text-style-name="P1" xml:id="id95" draw:id="id95" draw:layer="layout" svg:width="9.8cm" svg:height="1.7cm" svg:x="32.86cm" svg:y="40.72cm">
          <text:p text:style-name="P1">Ergebnis in WMa1(ii,jj).colour speiche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7.838cm" svg:y1="39.96cm" svg:x2="37.76cm" svg:y2="40.72cm" draw:start-shape="id86" draw:start-glue-point="2" draw:end-shape="id95" draw:end-glue-point="0" svg:d="M37838 39960l-78 760" svg:viewBox="0 0 79 761">
          <text:p/>
        </draw:connector>
        <draw:connector draw:style-name="gr7" draw:text-style-name="P4" draw:layer="layout" draw:type="line" svg:x1="37.76cm" svg:y1="42.42cm" svg:x2="37.76cm" svg:y2="43.52cm" draw:start-shape="id95" draw:start-glue-point="2" draw:end-shape="id89" draw:end-glue-point="0" svg:d="M37760 42420v1100" svg:viewBox="0 0 1 1101">
          <text:p/>
        </draw:connector>
        <draw:custom-shape draw:style-name="gr24" draw:text-style-name="P1" xml:id="id96" draw:id="id96" draw:layer="layout" svg:width="8.8cm" svg:height="1.7cm" svg:x="22.06cm" svg:y="19.62cm">
          <text:p text:style-name="P1">jj=1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26.46cm" svg:y1="22.62cm" svg:x2="26.46cm" svg:y2="21.32cm" draw:start-shape="id92" draw:start-glue-point="0" draw:end-shape="id96" draw:end-glue-point="2" svg:d="M26460 22620v-1300" svg:viewBox="0 0 1 1301">
          <text:p/>
        </draw:connector>
        <draw:connector draw:style-name="gr7" draw:text-style-name="P4" draw:layer="layout" svg:x1="26.46cm" svg:y1="19.62cm" svg:x2="37.06cm" svg:y2="16.52cm" draw:start-shape="id96" draw:start-glue-point="0" draw:end-shape="id93" draw:end-glue-point="6" svg:d="M26460 19620v-3100h10600" svg:viewBox="0 0 10601 3101">
          <text:p/>
        </draw:connector>
        <draw:custom-shape draw:style-name="gr33" draw:text-style-name="P1" xml:id="id98" draw:id="id98" draw:layer="layout" svg:width="9.183cm" svg:height="1.7cm" svg:x="32.877cm" svg:y="8.12cm">
          <text:p text:style-name="P1">Callback Datenstruktur lad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7.31cm" svg:y1="7.02cm" svg:x2="37.468cm" svg:y2="8.12cm" draw:start-shape="id97" draw:start-glue-point="2" draw:end-shape="id98" draw:end-glue-point="0" svg:d="M37310 7020v551h158v549" svg:viewBox="0 0 159 1101">
          <text:p/>
        </draw:connector>
        <draw:connector draw:style-name="gr7" draw:text-style-name="P4" draw:layer="layout" svg:x1="37.468cm" svg:y1="9.82cm" svg:x2="37.451cm" svg:y2="10.72cm" draw:start-shape="id98" draw:start-glue-point="2" draw:end-shape="id90" draw:end-glue-point="0" svg:d="M37468 9820v450h-17v450" svg:viewBox="0 0 18 901">
          <text:p/>
        </draw:connector>
        <draw:custom-shape draw:style-name="gr33" draw:text-style-name="P1" xml:id="id99" draw:id="id99" draw:layer="layout" svg:width="9.183cm" svg:height="1.7cm" svg:x="53.677cm" svg:y="23.22cm">
          <text:p text:style-name="P1">Callback Datenstruktur speiche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1.66cm" svg:y1="19.72cm" svg:x2="58.268cm" svg:y2="23.22cm" draw:start-shape="id94" draw:start-glue-point="7" draw:end-shape="id99" draw:end-glue-point="0" svg:d="M41660 19720h16608v3500" svg:viewBox="0 0 16609 3501">
          <text:p/>
        </draw:connector>
        <draw:connector draw:style-name="gr7" draw:text-style-name="P4" draw:layer="layout" svg:x1="58.268cm" svg:y1="24.92cm" svg:x2="58.36cm" svg:y2="26.02cm" draw:start-shape="id99" draw:start-glue-point="2" draw:end-shape="id100" draw:end-glue-point="0" svg:d="M58268 24920v550h92v550" svg:viewBox="0 0 93 1101">
          <text:p/>
        </draw:connector>
      </draw:page>
      <draw:page draw:name="page4" draw:style-name="dp1" draw:master-page-name="Standard">
        <draw:custom-shape draw:style-name="gr35" draw:text-style-name="P1" xml:id="id103" draw:id="id103" draw:layer="layout" svg:width="11.701cm" svg:height="2.2cm" svg:x="31.759cm" svg:y="6.72cm">
          <text:p text:style-name="P1">Function []= randomButton(src,eve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xml:id="id101" draw:id="id101" draw:layer="layout" svg:width="1.9cm" svg:height="1.9cm" svg:x="36.859cm" svg:y="53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02" draw:id="id102" draw:layer="layout" svg:width="7.963cm" svg:height="3.2cm" svg:x="33.759cm" svg:y="56.92cm">
          <text:p text:style-name="P1"><text:s/>while ii &lt;=3? (Schleif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37.809cm" svg:y1="55.42cm" svg:x2="37.741cm" svg:y2="56.92cm" draw:start-shape="id101" draw:start-glue-point="8" draw:end-shape="id102" draw:end-glue-point="4" svg:d="M37809 55420l-68 1500" svg:viewBox="0 0 69 1501">
          <text:p/>
        </draw:connector>
        <draw:custom-shape draw:style-name="gr34" draw:text-style-name="P1" xml:id="id114" draw:id="id114" draw:layer="layout" svg:width="7cm" svg:height="1.7cm" svg:x="59.46cm" svg:y="66.92cm">
          <text:p text:style-name="P1">En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109" draw:id="id109" draw:layer="layout" svg:width="8.8cm" svg:height="1.7cm" svg:x="33.56cm" svg:y="77.12cm">
          <text:p text:style-name="P1">jj=jj+1</text:p>
          <draw:enhanced-geometry svg:viewBox="0 0 21600 21600" draw:type="rectangle" draw:enhanced-path="M 0 0 L 21600 0 21600 21600 0 21600 0 0 Z N"/>
        </draw:custom-shape>
        <draw:custom-shape draw:style-name="gr24" draw:text-style-name="P1" xml:id="id107" draw:id="id107" draw:layer="layout" svg:width="8.8cm" svg:height="1.7cm" svg:x="23.86cm" svg:y="62.92cm">
          <text:p text:style-name="P1">ii=ii+1</text:p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1.116cm" svg:height="1.887cm" svg:x="38.644cm" svg:y="60.22cm">
          <draw:text-box>
            <text:p>ja</text:p>
          </draw:text-box>
        </draw:frame>
        <draw:custom-shape draw:style-name="gr24" draw:text-style-name="P1" xml:id="id104" draw:id="id104" draw:layer="layout" svg:width="8.8cm" svg:height="1.7cm" svg:x="33.26cm" svg:y="11.12cm">
          <text:p text:style-name="P1">Callback Datenstruktur laden(dataStructure)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7.609cm" svg:y1="8.92cm" svg:x2="37.66cm" svg:y2="11.12cm" draw:start-shape="id103" draw:start-glue-point="2" draw:end-shape="id104" draw:end-glue-point="0" svg:d="M37609 8920v1101h51v1099" svg:viewBox="0 0 52 2201">
          <text:p/>
        </draw:connector>
        <draw:frame draw:style-name="gr37" draw:text-style-name="P5" draw:layer="layout" svg:width="9.716cm" svg:height="4.931cm" svg:x="0.86cm" svg:y="36.353cm">
          <draw:text-box>
            <text:p>Erzeugt <text:s/>Zuallswerte zwischen 1 und 3 </text:p>
            <text:p><text:s/>Und schreibt es anschließend in die Würfelmatrix.</text:p>
          </draw:text-box>
        </draw:frame>
        <draw:custom-shape draw:style-name="gr24" draw:text-style-name="P1" xml:id="id110" draw:id="id110" draw:layer="layout" svg:width="8.8cm" svg:height="1.7cm" svg:x="33.56cm" svg:y="73.72cm">
          <text:p text:style-name="P1">GUICubeColourUpdate();</text:p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2.716cm" svg:height="1.6cm" svg:x="40.86cm" svg:y="56.12cm">
          <draw:text-box>
            <text:p>nein</text:p>
          </draw:text-box>
        </draw:frame>
        <draw:custom-shape draw:style-name="gr18" draw:text-style-name="P1" xml:id="id106" draw:id="id106" draw:layer="layout" svg:width="7.963cm" svg:height="3.2cm" svg:x="33.76cm" svg:y="68.02cm">
          <text:p text:style-name="P1">while <text:s/>jj&lt;=3? (Schleif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5" draw:layer="layout" svg:width="2.716cm" svg:height="2.723cm" svg:x="32.06cm" svg:y="68.02cm">
          <draw:text-box>
            <text:p>nein</text:p>
          </draw:text-box>
        </draw:frame>
        <draw:custom-shape draw:style-name="gr28" draw:text-style-name="P1" xml:id="id105" draw:id="id105" draw:layer="layout" svg:width="1.9cm" svg:height="1.9cm" svg:x="36.76cm" svg:y="63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37.641cm" svg:y1="60.12cm" svg:x2="37.71cm" svg:y2="63.12cm" draw:end-shape="id105" draw:end-glue-point="4" svg:d="M37641 60120v1250h69v1750" svg:viewBox="0 0 70 3001">
          <text:p/>
        </draw:connector>
        <draw:connector draw:style-name="gr7" draw:text-style-name="P4" draw:layer="layout" svg:x1="37.71cm" svg:y1="65.02cm" svg:x2="37.742cm" svg:y2="68.02cm" draw:start-shape="id105" draw:start-glue-point="8" draw:end-shape="id106" draw:end-glue-point="4" svg:d="M37710 65020v1501h32v1499" svg:viewBox="0 0 33 3001">
          <text:p/>
        </draw:connector>
        <draw:connector draw:style-name="gr7" draw:text-style-name="P4" draw:layer="layout" svg:x1="33.76cm" svg:y1="69.62cm" svg:x2="28.26cm" svg:y2="64.62cm" draw:start-shape="id106" draw:start-glue-point="5" draw:end-shape="id107" draw:end-glue-point="2" svg:d="M33760 69620h-5500v-5000" svg:viewBox="0 0 5501 5001">
          <text:p/>
        </draw:connector>
        <draw:frame draw:style-name="gr26" draw:text-style-name="P5" draw:layer="layout" svg:width="1.116cm" svg:height="1.787cm" svg:x="38.144cm" svg:y="71.42cm">
          <draw:text-box>
            <text:p>ja</text:p>
          </draw:text-box>
        </draw:frame>
        <draw:custom-shape draw:style-name="gr24" draw:text-style-name="P1" xml:id="id108" draw:id="id108" draw:layer="layout" svg:width="8.8cm" svg:height="1.7cm" svg:x="23.76cm" svg:y="59.72cm">
          <text:p text:style-name="P1">jj=1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8.26cm" svg:y1="62.92cm" svg:x2="28.16cm" svg:y2="61.42cm" draw:start-shape="id107" draw:start-glue-point="0" draw:end-shape="id108" draw:end-glue-point="2" svg:d="M28260 62920v-750h-100v-750" svg:viewBox="0 0 101 1501">
          <text:p/>
        </draw:connector>
        <draw:connector draw:style-name="gr7" draw:text-style-name="P4" draw:layer="layout" svg:x1="28.16cm" svg:y1="59.72cm" svg:x2="36.859cm" svg:y2="54.47cm" draw:start-shape="id108" draw:start-glue-point="0" draw:end-shape="id101" draw:end-glue-point="6" svg:d="M28160 59720v-5250h8699" svg:viewBox="0 0 8700 5251">
          <text:p/>
        </draw:connector>
        <draw:custom-shape draw:style-name="gr24" draw:text-style-name="P1" xml:id="id113" draw:id="id113" draw:layer="layout" svg:width="8.8cm" svg:height="1.7cm" svg:x="33.26cm" svg:y="41.82cm">
          <text:p text:style-name="P1">Callback Datenstruktur speiche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0.101cm 10.299cm" svg:x1="37.96cm" svg:y1="78.82cm" svg:x2="38.66cm" svg:y2="64.07cm" draw:start-shape="id109" draw:start-glue-point="2" draw:end-shape="id105" draw:end-glue-point="10" svg:d="M37960 78820v400h15200v-15150h-14500" svg:viewBox="0 0 15201 15151">
          <text:p/>
        </draw:connector>
        <draw:connector draw:style-name="gr7" draw:text-style-name="P4" draw:layer="layout" svg:x1="37.96cm" svg:y1="75.42cm" svg:x2="37.96cm" svg:y2="77.12cm" draw:start-shape="id110" draw:start-glue-point="2" draw:end-shape="id109" draw:end-glue-point="0" svg:d="M37960 75420v1700" svg:viewBox="0 0 1 1701">
          <text:p/>
        </draw:connector>
        <draw:custom-shape draw:style-name="gr33" draw:text-style-name="P1" xml:id="id111" draw:id="id111" draw:layer="layout" svg:width="9.183cm" svg:height="1.7cm" svg:x="33.061cm" svg:y="45.22cm">
          <text:p text:style-name="P1">ii=1</text:p>
          <draw:enhanced-geometry svg:viewBox="0 0 21600 21600" draw:type="rectangle" draw:enhanced-path="M 0 0 L 21600 0 21600 21600 0 21600 0 0 Z N"/>
        </draw:custom-shape>
        <draw:custom-shape draw:style-name="gr33" draw:text-style-name="P1" xml:id="id112" draw:id="id112" draw:layer="layout" svg:width="9.183cm" svg:height="1.7cm" svg:x="33.077cm" svg:y="48.72cm">
          <text:p text:style-name="P1">jj=1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7.652cm" svg:y1="46.92cm" svg:x2="37.668cm" svg:y2="48.72cm" draw:start-shape="id111" draw:start-glue-point="2" draw:end-shape="id112" draw:end-glue-point="0" svg:d="M37652 46920l16 1800" svg:viewBox="0 0 17 1801">
          <text:p/>
        </draw:connector>
        <draw:connector draw:style-name="gr7" draw:text-style-name="P4" draw:layer="layout" svg:x1="37.66cm" svg:y1="43.52cm" svg:x2="37.652cm" svg:y2="45.22cm" draw:start-shape="id113" draw:start-glue-point="2" draw:end-shape="id111" draw:end-glue-point="0" svg:d="M37660 43520v850h-8v850" svg:viewBox="0 0 9 1701">
          <text:p/>
        </draw:connector>
        <draw:connector draw:style-name="gr7" draw:text-style-name="P4" draw:layer="layout" svg:x1="37.668cm" svg:y1="50.42cm" svg:x2="37.809cm" svg:y2="53.52cm" draw:start-shape="id112" draw:start-glue-point="2" draw:end-shape="id101" draw:end-glue-point="4" svg:d="M37668 50420v1550h141v1550" svg:viewBox="0 0 142 3101">
          <text:p/>
        </draw:connector>
        <draw:connector draw:style-name="gr7" draw:text-style-name="P4" draw:layer="layout" svg:x1="41.722cm" svg:y1="58.52cm" svg:x2="62.96cm" svg:y2="66.92cm" draw:start-shape="id102" draw:start-glue-point="7" draw:end-shape="id114" draw:end-glue-point="0" svg:d="M41722 58520h21238v8400" svg:viewBox="0 0 21239 8401">
          <text:p/>
        </draw:connector>
        <draw:connector draw:style-name="gr7" draw:text-style-name="P4" draw:layer="layout" svg:x1="37.742cm" svg:y1="71.22cm" svg:x2="37.96cm" svg:y2="73.72cm" draw:start-shape="id106" draw:start-glue-point="6" draw:end-shape="id110" draw:end-glue-point="0" svg:d="M37742 71220v1251h218v1249" svg:viewBox="0 0 219 2501">
          <text:p/>
        </draw:connector>
        <draw:custom-shape draw:style-name="gr33" draw:text-style-name="P1" xml:id="id115" draw:id="id115" draw:layer="layout" svg:width="9.183cm" svg:height="1.7cm" svg:x="33.061cm" svg:y="13.82cm">
          <text:p text:style-name="P1">kk=1</text:p>
          <draw:enhanced-geometry svg:viewBox="0 0 21600 21600" draw:type="rectangle" draw:enhanced-path="M 0 0 L 21600 0 21600 21600 0 21600 0 0 Z N"/>
        </draw:custom-shape>
        <draw:custom-shape draw:style-name="gr33" draw:text-style-name="P1" xml:id="id116" draw:id="id116" draw:layer="layout" svg:width="9.183cm" svg:height="1.7cm" svg:x="33.077cm" svg:y="17.32cm">
          <text:p text:style-name="P1">ll=1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7.652cm" svg:y1="15.52cm" svg:x2="37.668cm" svg:y2="17.32cm" draw:start-shape="id115" draw:start-glue-point="2" draw:end-shape="id116" draw:end-glue-point="0" svg:d="M37652 15520l16 1800" svg:viewBox="0 0 17 1801">
          <text:p/>
        </draw:connector>
        <draw:connector draw:style-name="gr7" draw:text-style-name="P4" draw:layer="layout" svg:x1="37.66cm" svg:y1="12.82cm" svg:x2="37.652cm" svg:y2="13.82cm" draw:start-shape="id104" draw:start-glue-point="2" draw:end-shape="id115" draw:end-glue-point="0" svg:d="M37660 12820v500h-8v500" svg:viewBox="0 0 9 1001">
          <text:p/>
        </draw:connector>
        <draw:connector draw:style-name="gr7" draw:text-style-name="P4" draw:layer="layout" svg:x1="37.668cm" svg:y1="19.02cm" svg:x2="19.493cm" svg:y2="19.82cm" draw:start-shape="id116" draw:start-glue-point="2" draw:end-shape="id117" draw:end-glue-point="4" svg:d="M37668 19020v501h-10908v-202h-7267v501" svg:viewBox="0 0 18176 801">
          <text:p/>
        </draw:connector>
        <draw:g>
          <draw:custom-shape draw:style-name="gr28" draw:text-style-name="P1" xml:id="id117" draw:id="id117" draw:layer="layout" svg:width="1.9cm" svg:height="1.9cm" svg:x="18.543cm" svg:y="19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xml:id="id118" draw:id="id118" draw:layer="layout" svg:width="7.963cm" svg:height="3.2cm" svg:x="15.443cm" svg:y="23.22cm">
            <text:p text:style-name="P1"><text:s/>while kk &lt;=3? (Schleife)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9.493cm" svg:y1="21.72cm" svg:x2="19.425cm" svg:y2="23.22cm" draw:start-shape="id117" draw:start-glue-point="8" draw:end-shape="id118" draw:end-glue-point="4" svg:d="M19493 21720l-68 1500" svg:viewBox="0 0 69 1501">
            <text:p/>
          </draw:connector>
          <draw:custom-shape draw:style-name="gr24" draw:text-style-name="P1" xml:id="id124" draw:id="id124" draw:layer="layout" svg:width="8.8cm" svg:height="1.7cm" svg:x="15.16cm" svg:y="41.52cm">
            <text:p text:style-name="P1">ll=ll+1</text:p>
            <draw:enhanced-geometry svg:viewBox="0 0 21600 21600" draw:type="rectangle" draw:enhanced-path="M 0 0 L 21600 0 21600 21600 0 21600 0 0 Z N"/>
          </draw:custom-shape>
          <draw:custom-shape draw:style-name="gr24" draw:text-style-name="P1" xml:id="id121" draw:id="id121" draw:layer="layout" svg:width="8.8cm" svg:height="1.7cm" svg:x="4.26cm" svg:y="25.72cm">
            <text:p text:style-name="P1">kk=kk+1</text:p>
            <draw:enhanced-geometry svg:viewBox="0 0 21600 21600" draw:type="rectangle" draw:enhanced-path="M 0 0 L 21600 0 21600 21600 0 21600 0 0 Z N"/>
          </draw:custom-shape>
          <draw:frame draw:style-name="gr36" draw:text-style-name="P5" draw:layer="layout" svg:width="1.116cm" svg:height="1.887cm" svg:x="20.328cm" svg:y="26.52cm">
            <draw:text-box>
              <text:p>ja</text:p>
            </draw:text-box>
          </draw:frame>
          <draw:custom-shape draw:style-name="gr24" draw:text-style-name="P1" xml:id="id123" draw:id="id123" draw:layer="layout" svg:width="8.8cm" svg:height="1.7cm" svg:x="15.16cm" svg:y="38.12cm">
            <text:p text:style-name="P1">dataStructure.wMa2(kk,ll).colour=ceil(rand(1)*3) </text:p>
            <draw:enhanced-geometry svg:viewBox="0 0 21600 21600" draw:type="rectangle" draw:enhanced-path="M 0 0 L 21600 0 21600 21600 0 21600 0 0 Z N"/>
          </draw:custom-shape>
          <draw:frame draw:style-name="gr38" draw:text-style-name="P5" draw:layer="layout" svg:width="2.716cm" svg:height="1.6cm" svg:x="22.544cm" svg:y="22.42cm">
            <draw:text-box>
              <text:p>nein</text:p>
            </draw:text-box>
          </draw:frame>
          <draw:custom-shape draw:style-name="gr18" draw:text-style-name="P1" xml:id="id120" draw:id="id120" draw:layer="layout" svg:width="7.963cm" svg:height="3.2cm" svg:x="15.56cm" svg:y="32.42cm">
            <text:p text:style-name="P1">while <text:s/>ll&lt;=3? (Schleife)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9" draw:text-style-name="P5" draw:layer="layout" svg:width="2.716cm" svg:height="2.723cm" svg:x="13.86cm" svg:y="32.42cm">
            <draw:text-box>
              <text:p>nein</text:p>
            </draw:text-box>
          </draw:frame>
          <draw:custom-shape draw:style-name="gr28" draw:text-style-name="P1" xml:id="id119" draw:id="id119" draw:layer="layout" svg:width="1.9cm" svg:height="1.9cm" svg:x="18.36cm" svg:y="28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19.325cm" svg:y1="26.42cm" svg:x2="19.31cm" svg:y2="28.82cm" draw:end-shape="id119" draw:end-glue-point="4" svg:d="M19325 26420v950h-15v1450" svg:viewBox="0 0 16 2401">
            <text:p/>
          </draw:connector>
          <draw:connector draw:style-name="gr7" draw:text-style-name="P4" draw:layer="layout" svg:x1="19.31cm" svg:y1="30.72cm" svg:x2="19.542cm" svg:y2="32.42cm" draw:start-shape="id119" draw:start-glue-point="8" draw:end-shape="id120" draw:end-glue-point="4" svg:d="M19310 30720v851h232v849" svg:viewBox="0 0 233 1701">
            <text:p/>
          </draw:connector>
          <draw:connector draw:style-name="gr7" draw:text-style-name="P4" draw:layer="layout" svg:x1="15.56cm" svg:y1="34.02cm" svg:x2="8.66cm" svg:y2="27.42cm" draw:start-shape="id120" draw:start-glue-point="5" draw:end-shape="id121" draw:end-glue-point="2" svg:d="M15560 34020h-6900v-6600" svg:viewBox="0 0 6901 6601">
            <text:p/>
          </draw:connector>
          <draw:frame draw:style-name="gr26" draw:text-style-name="P5" draw:layer="layout" svg:width="1.116cm" svg:height="1.787cm" svg:x="19.944cm" svg:y="35.82cm">
            <draw:text-box>
              <text:p>ja</text:p>
            </draw:text-box>
          </draw:frame>
          <draw:custom-shape draw:style-name="gr24" draw:text-style-name="P1" xml:id="id122" draw:id="id122" draw:layer="layout" svg:width="8.8cm" svg:height="1.7cm" svg:x="4.16cm" svg:y="22.52cm">
            <text:p text:style-name="P1">ll=1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svg:x1="8.66cm" svg:y1="25.72cm" svg:x2="8.56cm" svg:y2="24.22cm" draw:start-shape="id121" draw:start-glue-point="0" draw:end-shape="id122" draw:end-glue-point="2" svg:d="M8660 25720v-750h-100v-750" svg:viewBox="0 0 101 1501">
            <text:p/>
          </draw:connector>
          <draw:connector draw:style-name="gr7" draw:text-style-name="P4" draw:layer="layout" svg:x1="8.56cm" svg:y1="22.52cm" svg:x2="18.543cm" svg:y2="20.77cm" draw:start-shape="id122" draw:start-glue-point="0" draw:end-shape="id117" draw:end-glue-point="6" svg:d="M8560 22520v-1750h9983" svg:viewBox="0 0 9984 1751">
            <text:p/>
          </draw:connector>
          <draw:connector draw:style-name="gr7" draw:text-style-name="P4" draw:layer="layout" svg:x1="19.56cm" svg:y1="39.82cm" svg:x2="19.56cm" svg:y2="41.52cm" draw:start-shape="id123" draw:start-glue-point="2" draw:end-shape="id124" draw:end-glue-point="0" svg:d="M19560 39820v1700" svg:viewBox="0 0 1 1701">
            <text:p/>
          </draw:connector>
          <draw:connector draw:style-name="gr7" draw:text-style-name="P4" draw:layer="layout" svg:x1="19.542cm" svg:y1="35.62cm" svg:x2="19.56cm" svg:y2="38.12cm" draw:start-shape="id120" draw:start-glue-point="6" draw:end-shape="id123" draw:end-glue-point="0" svg:d="M19542 35620v1251h18v1249" svg:viewBox="0 0 19 2501">
            <text:p/>
          </draw:connector>
          <draw:connector draw:style-name="gr7" draw:text-style-name="P4" draw:layer="layout" draw:line-skew="1.199cm 4.899cm" svg:x1="19.56cm" svg:y1="43.22cm" svg:x2="20.26cm" svg:y2="29.77cm" draw:start-shape="id124" draw:start-glue-point="2" draw:end-shape="id119" draw:end-glue-point="10" svg:d="M19560 43220v1700h9800v-15150h-9100" svg:viewBox="0 0 9801 15151">
            <text:p/>
          </draw:connector>
        </draw:g>
        <draw:connector draw:style-name="gr7" draw:text-style-name="P4" draw:layer="layout" svg:x1="23.406cm" svg:y1="24.82cm" svg:x2="37.66cm" svg:y2="41.82cm" draw:start-shape="id118" draw:start-glue-point="7" draw:end-shape="id113" draw:end-glue-point="0" svg:d="M23406 24820h14254v17000" svg:viewBox="0 0 14255 17001">
          <text:p/>
        </draw:connector>
      </draw:page>
      <draw:page draw:name="page5" draw:style-name="dp1" draw:master-page-name="Standard">
        <draw:custom-shape draw:style-name="gr35" draw:text-style-name="P1" xml:id="id142" draw:id="id142" draw:layer="layout" svg:width="11.701cm" svg:height="2.2cm" svg:x="31.766cm" svg:y="1.72cm">
          <text:p text:style-name="P1">Function []= stopButton(src,eve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137" draw:id="id137" draw:layer="layout" svg:width="8.8cm" svg:height="1.7cm" svg:x="33.267cm" svg:y="11.32cm">
          <text:p text:style-name="P1">Callback Datenstruktur laden(dataStructure)</text:p>
          <draw:enhanced-geometry svg:viewBox="0 0 21600 21600" draw:type="rectangle" draw:enhanced-path="M 0 0 L 21600 0 21600 21600 0 21600 0 0 Z N"/>
        </draw:custom-shape>
        <draw:custom-shape draw:style-name="gr33" draw:text-style-name="P1" xml:id="id125" draw:id="id125" draw:layer="layout" svg:width="9.183cm" svg:height="1.7cm" svg:x="33.068cm" svg:y="17.12cm">
          <text:p text:style-name="P1">kk=1</text:p>
          <draw:enhanced-geometry svg:viewBox="0 0 21600 21600" draw:type="rectangle" draw:enhanced-path="M 0 0 L 21600 0 21600 21600 0 21600 0 0 Z N"/>
        </draw:custom-shape>
        <draw:custom-shape draw:style-name="gr33" draw:text-style-name="P1" xml:id="id126" draw:id="id126" draw:layer="layout" svg:width="9.183cm" svg:height="1.7cm" svg:x="33.084cm" svg:y="20.62cm">
          <text:p text:style-name="P1">ll=1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7.659cm" svg:y1="18.82cm" svg:x2="37.675cm" svg:y2="20.62cm" draw:start-shape="id125" draw:start-glue-point="2" draw:end-shape="id126" draw:end-glue-point="0" svg:d="M37659 18820l16 1800" svg:viewBox="0 0 17 1801">
          <text:p/>
        </draw:connector>
        <draw:custom-shape draw:style-name="gr28" draw:text-style-name="P1" xml:id="id127" draw:id="id127" draw:layer="layout" svg:width="1.9cm" svg:height="1.9cm" svg:x="18.643cm" svg:y="24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28" draw:id="id128" draw:layer="layout" svg:width="7.963cm" svg:height="3.2cm" svg:x="15.543cm" svg:y="27.82cm">
          <text:p text:style-name="P1"><text:s/>while kk &lt;=3? (Schleif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9.593cm" svg:y1="26.32cm" svg:x2="19.525cm" svg:y2="27.82cm" draw:start-shape="id127" draw:start-glue-point="8" draw:end-shape="id128" draw:end-glue-point="4" svg:d="M19593 26320l-68 1500" svg:viewBox="0 0 69 1501">
          <text:p/>
        </draw:connector>
        <draw:custom-shape draw:style-name="gr24" draw:text-style-name="P1" xml:id="id134" draw:id="id134" draw:layer="layout" svg:width="8.8cm" svg:height="1.7cm" svg:x="15.26cm" svg:y="46.12cm">
          <text:p text:style-name="P1">Image aktualisieren(weißes Bild)</text:p>
          <draw:enhanced-geometry svg:viewBox="0 0 21600 21600" draw:type="rectangle" draw:enhanced-path="M 0 0 L 21600 0 21600 21600 0 21600 0 0 Z N"/>
        </draw:custom-shape>
        <draw:custom-shape draw:style-name="gr24" draw:text-style-name="P1" xml:id="id131" draw:id="id131" draw:layer="layout" svg:width="8.8cm" svg:height="1.7cm" svg:x="4.36cm" svg:y="30.32cm">
          <text:p text:style-name="P1">kk=kk+1</text:p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1.116cm" svg:height="1.887cm" svg:x="20.428cm" svg:y="31.12cm">
          <draw:text-box>
            <text:p>ja</text:p>
          </draw:text-box>
        </draw:frame>
        <draw:custom-shape draw:style-name="gr24" draw:text-style-name="P1" xml:id="id133" draw:id="id133" draw:layer="layout" svg:width="8.8cm" svg:height="1.7cm" svg:x="15.26cm" svg:y="42.72cm">
          <text:p text:style-name="P1">dataStructure.wMa1(kk,ll).colour=0</text:p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2.716cm" svg:height="1.6cm" svg:x="22.644cm" svg:y="27.02cm">
          <draw:text-box>
            <text:p>nein</text:p>
          </draw:text-box>
        </draw:frame>
        <draw:custom-shape draw:style-name="gr18" draw:text-style-name="P1" xml:id="id130" draw:id="id130" draw:layer="layout" svg:width="7.963cm" svg:height="3.2cm" svg:x="15.66cm" svg:y="37.02cm">
          <text:p text:style-name="P1">while <text:s/>ll&lt;=3? (Schleif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5" draw:layer="layout" svg:width="2.716cm" svg:height="2.723cm" svg:x="13.96cm" svg:y="37.02cm">
          <draw:text-box>
            <text:p>nein</text:p>
          </draw:text-box>
        </draw:frame>
        <draw:custom-shape draw:style-name="gr28" draw:text-style-name="P1" xml:id="id129" draw:id="id129" draw:layer="layout" svg:width="1.9cm" svg:height="1.9cm" svg:x="18.46cm" svg:y="3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9.425cm" svg:y1="31.02cm" svg:x2="19.41cm" svg:y2="33.42cm" draw:end-shape="id129" draw:end-glue-point="4" svg:d="M19425 31020v950h-15v1450" svg:viewBox="0 0 16 2401">
          <text:p/>
        </draw:connector>
        <draw:connector draw:style-name="gr7" draw:text-style-name="P4" draw:layer="layout" svg:x1="19.41cm" svg:y1="35.32cm" svg:x2="19.642cm" svg:y2="37.02cm" draw:start-shape="id129" draw:start-glue-point="8" draw:end-shape="id130" draw:end-glue-point="4" svg:d="M19410 35320v851h232v849" svg:viewBox="0 0 233 1701">
          <text:p/>
        </draw:connector>
        <draw:connector draw:style-name="gr7" draw:text-style-name="P4" draw:layer="layout" svg:x1="15.66cm" svg:y1="38.62cm" svg:x2="8.76cm" svg:y2="32.02cm" draw:start-shape="id130" draw:start-glue-point="5" draw:end-shape="id131" draw:end-glue-point="2" svg:d="M15660 38620h-6900v-6600" svg:viewBox="0 0 6901 6601">
          <text:p/>
        </draw:connector>
        <draw:frame draw:style-name="gr26" draw:text-style-name="P5" draw:layer="layout" svg:width="1.116cm" svg:height="1.787cm" svg:x="20.044cm" svg:y="40.42cm">
          <draw:text-box>
            <text:p>ja</text:p>
          </draw:text-box>
        </draw:frame>
        <draw:custom-shape draw:style-name="gr24" draw:text-style-name="P1" xml:id="id132" draw:id="id132" draw:layer="layout" svg:width="8.8cm" svg:height="1.7cm" svg:x="4.26cm" svg:y="27.12cm">
          <text:p text:style-name="P1">ll=1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8.76cm" svg:y1="30.32cm" svg:x2="8.66cm" svg:y2="28.82cm" draw:start-shape="id131" draw:start-glue-point="0" draw:end-shape="id132" draw:end-glue-point="2" svg:d="M8760 30320v-750h-100v-750" svg:viewBox="0 0 101 1501">
          <text:p/>
        </draw:connector>
        <draw:connector draw:style-name="gr7" draw:text-style-name="P4" draw:layer="layout" svg:x1="8.66cm" svg:y1="27.12cm" svg:x2="18.643cm" svg:y2="25.37cm" draw:start-shape="id132" draw:start-glue-point="0" draw:end-shape="id127" draw:end-glue-point="6" svg:d="M8660 27120v-1750h9983" svg:viewBox="0 0 9984 1751">
          <text:p/>
        </draw:connector>
        <draw:connector draw:style-name="gr7" draw:text-style-name="P4" draw:layer="layout" svg:x1="19.66cm" svg:y1="44.42cm" svg:x2="19.66cm" svg:y2="46.12cm" draw:start-shape="id133" draw:start-glue-point="2" draw:end-shape="id134" draw:end-glue-point="0" svg:d="M19660 44420v1700" svg:viewBox="0 0 1 1701">
          <text:p/>
        </draw:connector>
        <draw:connector draw:style-name="gr7" draw:text-style-name="P4" draw:layer="layout" svg:x1="19.642cm" svg:y1="40.22cm" svg:x2="19.66cm" svg:y2="42.72cm" draw:start-shape="id130" draw:start-glue-point="6" draw:end-shape="id133" draw:end-glue-point="0" svg:d="M19642 40220v1251h18v1249" svg:viewBox="0 0 19 2501">
          <text:p/>
        </draw:connector>
        <draw:custom-shape draw:style-name="gr24" draw:text-style-name="P1" xml:id="id135" draw:id="id135" draw:layer="layout" svg:width="8.8cm" svg:height="1.7cm" svg:x="33.734cm" svg:y="32.72cm">
          <text:p text:style-name="P1">Callback Datenstruktur speiche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3.506cm" svg:y1="29.42cm" svg:x2="38.134cm" svg:y2="32.72cm" draw:start-shape="id128" draw:start-glue-point="7" draw:end-shape="id135" draw:end-glue-point="0" svg:d="M23506 29420h14628v3300" svg:viewBox="0 0 14629 3301">
          <text:p/>
        </draw:connector>
        <draw:connector draw:style-name="gr7" draw:text-style-name="P4" draw:layer="layout" svg:x1="37.675cm" svg:y1="22.32cm" svg:x2="19.593cm" svg:y2="24.42cm" draw:start-shape="id126" draw:start-glue-point="2" draw:end-shape="id127" draw:end-glue-point="4" svg:d="M37675 22320v1050h-18082v1050" svg:viewBox="0 0 18083 2101">
          <text:p/>
        </draw:connector>
        <draw:custom-shape draw:style-name="gr24" draw:text-style-name="P1" xml:id="id136" draw:id="id136" draw:layer="layout" svg:width="8.8cm" svg:height="1.7cm" svg:x="15.36cm" svg:y="49.32cm">
          <text:p text:style-name="P1">ll=ll+1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9.66cm" svg:y1="47.82cm" svg:x2="19.76cm" svg:y2="49.32cm" draw:start-shape="id134" draw:start-glue-point="2" draw:end-shape="id136" draw:end-glue-point="0" svg:d="M19660 47820v750h100v750" svg:viewBox="0 0 101 1501">
          <text:p/>
        </draw:connector>
        <draw:connector draw:style-name="gr7" draw:text-style-name="P4" draw:layer="layout" draw:line-skew="1.399cm 2.149cm" svg:x1="19.76cm" svg:y1="51.02cm" svg:x2="20.36cm" svg:y2="34.37cm" draw:start-shape="id136" draw:start-glue-point="2" draw:end-shape="id129" draw:end-glue-point="10" svg:d="M19760 51020v1900h7050v-18550h-6450" svg:viewBox="0 0 7051 18551">
          <text:p/>
        </draw:connector>
        <draw:custom-shape draw:style-name="gr24" draw:text-style-name="P1" xml:id="id138" draw:id="id138" draw:layer="layout" svg:width="8.8cm" svg:height="1.7cm" svg:x="33.36cm" svg:y="14.32cm">
          <text:p text:style-name="P1">Weißes Bild für Matrix erzeug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7.667cm" svg:y1="13.02cm" svg:x2="37.76cm" svg:y2="14.32cm" draw:start-shape="id137" draw:start-glue-point="2" draw:end-shape="id138" draw:end-glue-point="0" svg:d="M37667 13020v650h93v650" svg:viewBox="0 0 94 1301">
          <text:p/>
        </draw:connector>
        <draw:connector draw:style-name="gr7" draw:text-style-name="P4" draw:layer="layout" svg:x1="37.76cm" svg:y1="16.02cm" svg:x2="37.659cm" svg:y2="17.12cm" draw:start-shape="id138" draw:start-glue-point="2" draw:end-shape="id125" draw:end-glue-point="0" svg:d="M37760 16020v550h-101v550" svg:viewBox="0 0 102 1101">
          <text:p/>
        </draw:connector>
        <draw:custom-shape draw:style-name="gr24" draw:text-style-name="P1" xml:id="id139" draw:id="id139" draw:layer="layout" svg:width="8.8cm" svg:height="1.7cm" svg:x="33.06cm" svg:y="8.62cm">
          <text:p text:style-name="P1">Roboterbewegung anhalt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7.46cm" svg:y1="10.32cm" svg:x2="37.667cm" svg:y2="11.32cm" draw:start-shape="id139" draw:start-glue-point="2" draw:end-shape="id137" draw:end-glue-point="0" svg:d="M37460 10320v500h207v500" svg:viewBox="0 0 208 1001">
          <text:p/>
        </draw:connector>
        <draw:custom-shape draw:style-name="gr40" draw:text-style-name="P1" xml:id="id140" draw:id="id140" draw:layer="layout" svg:width="10.6cm" svg:height="2.2cm" svg:x="32.36cm" svg:y="36.62cm">
          <text:p text:style-name="P1">‚Roboter angehalten!‘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4" draw:layer="layout" svg:x1="38.134cm" svg:y1="34.42cm" svg:x2="37.66cm" svg:y2="36.62cm" draw:start-shape="id135" draw:start-glue-point="2" draw:end-shape="id140" draw:end-glue-point="5" svg:d="M38134 34420v1100h-474v1100" svg:viewBox="0 0 475 2201">
          <text:p/>
        </draw:connector>
        <draw:custom-shape draw:style-name="gr34" draw:text-style-name="P1" xml:id="id141" draw:id="id141" draw:layer="layout" svg:width="7cm" svg:height="1.7cm" svg:x="34.16cm" svg:y="41.02cm">
          <text:p text:style-name="P1">En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37.66cm" svg:y1="38.82cm" svg:x2="37.66cm" svg:y2="41.02cm" draw:start-shape="id140" draw:start-glue-point="8" draw:end-shape="id141" draw:end-glue-point="0" svg:d="M37660 38820v2200" svg:viewBox="0 0 1 2201">
          <text:p/>
        </draw:connector>
        <draw:custom-shape draw:style-name="gr24" draw:text-style-name="P1" xml:id="id143" draw:id="id143" draw:layer="layout" svg:width="8.8cm" svg:height="1.7cm" svg:x="33.06cm" svg:y="5.32cm">
          <text:p text:style-name="P1">Roboterbewegung anhalt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7.616cm" svg:y1="3.92cm" svg:x2="37.46cm" svg:y2="5.32cm" draw:start-shape="id142" draw:start-glue-point="2" draw:end-shape="id143" draw:end-glue-point="0" svg:d="M37616 3920v701h-156v699" svg:viewBox="0 0 157 1401">
          <text:p/>
        </draw:connector>
        <draw:connector draw:style-name="gr7" draw:text-style-name="P4" draw:layer="layout" svg:x1="37.46cm" svg:y1="7.02cm" svg:x2="37.46cm" svg:y2="8.62cm" draw:start-shape="id143" draw:start-glue-point="2" draw:end-shape="id139" draw:end-glue-point="0" svg:d="M37460 7020v1600" svg:viewBox="0 0 1 1601">
          <text:p/>
        </draw:connector>
      </draw:page>
      <draw:page draw:name="page6" draw:style-name="dp1" draw:master-page-name="Standard">
        <draw:custom-shape draw:style-name="gr35" draw:text-style-name="P1" xml:id="id144" draw:id="id144" draw:layer="layout" svg:width="11.701cm" svg:height="2.2cm" svg:x="31.773cm" svg:y="1.72cm">
          <text:p text:style-name="P1">Function []= startButton(src,eve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145" draw:id="id145" draw:layer="layout" svg:width="8.8cm" svg:height="1.7cm" svg:x="33.067cm" svg:y="5.32cm">
          <text:p text:style-name="P1">Roboter auf Ausgangsposition fahr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7.623cm" svg:y1="3.92cm" svg:x2="37.467cm" svg:y2="5.32cm" draw:start-shape="id144" draw:start-glue-point="2" draw:end-shape="id145" draw:end-glue-point="0" svg:d="M37623 3920v701h-156v699" svg:viewBox="0 0 157 1401">
          <text:p/>
        </draw:connector>
        <draw:connector draw:style-name="gr7" draw:text-style-name="P4" draw:layer="layout" svg:x1="37.467cm" svg:y1="7.02cm" svg:x2="37.479cm" svg:y2="9.12cm" draw:start-shape="id145" draw:start-glue-point="2" draw:end-shape="id146" draw:end-glue-point="4" svg:d="M37467 7020v1050h12v1050" svg:viewBox="0 0 13 2101">
          <text:p/>
        </draw:connector>
        <draw:custom-shape draw:style-name="gr41" draw:text-style-name="P1" xml:id="id146" draw:id="id146" draw:layer="layout" svg:width="7.963cm" svg:height="4.8cm" svg:x="33.497cm" svg:y="9.12cm">
          <text:p text:style-name="P1"><text:s/>Würfelfeld bereits gescan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Segoe UI" svg:font-family="'Segoe UI'" style:font-adornments="Standard" style:font-family-generic="swiss" style:font-pitch="variable"/>
    <style:font-face style:name="Tahoma" svg:font-family="Tahoma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text-outline="false" style:text-line-through-style="none" style:text-line-through-type="none" style:font-name="Liberation Serif" fo:font-family="'Liberation Serif'" style:font-style-name="Standard" style:font-family-generic="roman" style:font-pitch="variable" fo:text-shadow="none" style:text-underline-style="none" style:letter-kerning="true" style:font-name-asian="Segoe UI" style:font-family-asian="'Segoe UI'" style:font-style-name-asian="Standard" style:font-family-generic-asian="swiss" style:font-pitch-asian="variable" style:font-name-complex="Tahoma" style:font-family-complex="Tahoma" style:font-style-name-complex="Standard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cm" fo:margin-bottom="0.42cm" fo:margin-left="0.46cm" fo:margin-right="0.46cm" fo:page-width="80cm" fo:page-height="8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3:39:42.110000000</meta:creation-date>
    <dc:date>2018-01-18T20:00:38.224000000</dc:date>
    <meta:editing-duration>PT10H17M26S</meta:editing-duration>
    <meta:editing-cycles>36</meta:editing-cycles>
    <meta:generator>LibreOffice/5.3.5.2$Windows_x86 LibreOffice_project/50d9bf2b0a79cdb85a3814b592608037a682059d</meta:generator>
    <meta:document-statistic meta:object-count="336"/>
  </office:meta>
</office:document-meta>
</file>